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4472in"/>
    </style:style>
    <style:style style:name="co2" style:family="table-column">
      <style:table-column-properties fo:break-before="auto" style:column-width="1.0193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0.322in"/>
    </style:style>
    <style:style style:name="co5" style:family="table-column">
      <style:table-column-properties fo:break-before="auto" style:column-width="0.8102in"/>
    </style:style>
    <style:style style:name="co6" style:family="table-column">
      <style:table-column-properties fo:break-before="auto" style:column-width="1.4035in"/>
    </style:style>
    <style:style style:name="co7" style:family="table-column">
      <style:table-column-properties fo:break-before="auto" style:column-width="0.434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862in"/>
    </style:style>
    <style:style style:name="co10" style:family="table-column">
      <style:table-column-properties fo:break-before="auto" style:column-width="0.3484in"/>
    </style:style>
    <style:style style:name="co11" style:family="table-column">
      <style:table-column-properties fo:break-before="auto" style:column-width="1.3516in"/>
    </style:style>
    <style:style style:name="co12" style:family="table-column">
      <style:table-column-properties fo:break-before="auto" style:column-width="0.6417in"/>
    </style:style>
    <style:style style:name="co13" style:family="table-column">
      <style:table-column-properties fo:break-before="auto" style:column-width="0.6638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338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no-wrap" fo:padding-bottom="0.0193in" fo:padding-left="0.0138in" fo:padding-right="0.0138in" fo:padding-top="0.0193in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99ccff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transparent" fo:border="0.06pt solid #000000"/>
    </style:style>
    <style:style style:name="ce8" style:family="table-cell" style:parent-style-name="Default">
      <style:table-cell-properties fo:background-color="transparent" fo:border="0.06pt solid #000000" fo:padding-bottom="0.0193in" fo:padding-left="0.0138in" fo:padding-right="0.0138in" fo:padding-top="0.0193in"/>
    </style:style>
    <style:style style:name="ce9" style:family="table-cell" style:parent-style-name="Default" style:data-style-name="N0"/>
    <style:style style:name="ce10" style:family="table-cell" style:parent-style-name="Default" style:data-style-name="N51">
      <style:table-cell-properties fo:background-color="transparent" fo:border="2.49pt solid #008000" fo:padding-bottom="0.0193in" fo:padding-left="0.0138in" fo:padding-right="0.0138in" fo:padding-top="0.0193in"/>
    </style:style>
    <style:style style:name="ce11" style:family="table-cell" style:parent-style-name="Default" style:data-style-name="N51">
      <style:table-cell-properties fo:border="0.06pt solid #000000"/>
    </style:style>
    <style:style style:name="ce12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13" style:family="table-cell" style:parent-style-name="Default" style:data-style-name="N37">
      <style:table-cell-properties fo:background-color="transparent"/>
    </style:style>
    <style:style style:name="ce14" style:family="table-cell" style:parent-style-name="Default">
      <style:table-cell-properties fo:background-color="#99ccff" fo:border="0.06pt solid #000000" fo:padding-bottom="0.0193in" fo:padding-left="0.0138in" fo:padding-right="0.0138in" fo:padding-top="0.0193in"/>
    </style:style>
  </office:automatic-styles>
  <office:body>
    <office:spreadsheet>
      <table:table table:name="OctaveHunt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2" table:default-cell-style-name="Default"/>
        <table:table-column table:style-name="co13" table:default-cell-style-name="Default"/>
        <table:table-row table:style-name="ro1">
          <table:table-cell table:style-name="ce1" office:value-type="string">
            <text:p>Octave calculator.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table:style-name="ce2" office:value-type="string">
            <text:p>Description: Calculator for determining combinations of musical notes that could correspond to two timestamps.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table:style-name="ce2"/>
          <table:table-cell/>
          <table:table-cell table:style-name="Default"/>
          <table:table-cell table:number-columns-repeated="13"/>
        </table:table-row>
        <table:table-row table:style-name="ro2" table:visibility="collapse">
          <table:table-cell table:style-name="ce1"/>
          <table:table-cell table:style-name="ce3" office:value-type="string">
            <text:p>Octave Ratios (used in formula calculations):</text:p>
          </table:table-cell>
          <table:table-cell table:style-name="Default"/>
          <table:table-cell table:number-columns-repeated="13"/>
        </table:table-row>
        <table:table-row table:style-name="ro1" table:visibility="collapse">
          <table:table-cell table:style-name="ce1"/>
          <table:table-cell office:value-type="string">
            <text:p>DO:</text:p>
          </table:table-cell>
          <table:table-cell table:style-name="ce9" office:value-type="float" office:value="0">
            <text:p>0</text:p>
          </table:table-cell>
          <table:table-cell table:number-columns-repeated="13"/>
        </table:table-row>
        <table:table-row table:style-name="ro1" table:visibility="collapse">
          <table:table-cell table:style-name="ce1"/>
          <table:table-cell office:value-type="string">
            <text:p>RE:</text:p>
          </table:table-cell>
          <table:table-cell table:style-name="ce9" office:value-type="float" office:value="0.125">
            <text:p>0.125</text:p>
          </table:table-cell>
          <table:table-cell table:number-columns-repeated="13"/>
        </table:table-row>
        <table:table-row table:style-name="ro1" table:visibility="collapse">
          <table:table-cell table:style-name="ce1"/>
          <table:table-cell office:value-type="string">
            <text:p>MI:</text:p>
          </table:table-cell>
          <table:table-cell table:style-name="ce9" office:value-type="float" office:value="0.25">
            <text:p>0.25</text:p>
          </table:table-cell>
          <table:table-cell table:number-columns-repeated="13"/>
        </table:table-row>
        <table:table-row table:style-name="ro1" table:visibility="collapse">
          <table:table-cell table:style-name="ce1"/>
          <table:table-cell office:value-type="string">
            <text:p>FA:</text:p>
          </table:table-cell>
          <table:table-cell table:style-name="ce9" office:value-type="float" office:value="0.33333333333333">
            <text:p>0.3333333333</text:p>
          </table:table-cell>
          <table:table-cell table:number-columns-repeated="13"/>
        </table:table-row>
        <table:table-row table:style-name="ro1" table:visibility="collapse">
          <table:table-cell table:style-name="ce1"/>
          <table:table-cell office:value-type="string">
            <text:p>SO:</text:p>
          </table:table-cell>
          <table:table-cell table:style-name="ce9" office:value-type="float" office:value="0.5">
            <text:p>0.5</text:p>
          </table:table-cell>
          <table:table-cell table:number-columns-repeated="13"/>
        </table:table-row>
        <table:table-row table:style-name="ro1" table:visibility="collapse">
          <table:table-cell table:style-name="ce1"/>
          <table:table-cell office:value-type="string">
            <text:p>LA:</text:p>
          </table:table-cell>
          <table:table-cell table:style-name="ce9" office:value-type="float" office:value="0.6666666666666">
            <text:p>0.6666666667</text:p>
          </table:table-cell>
          <table:table-cell table:number-columns-repeated="13"/>
        </table:table-row>
        <table:table-row table:style-name="ro1" table:visibility="collapse">
          <table:table-cell table:style-name="ce1"/>
          <table:table-cell office:value-type="string">
            <text:p>TI:</text:p>
          </table:table-cell>
          <table:table-cell table:style-name="ce9" office:value-type="float" office:value="0.875">
            <text:p>0.875</text:p>
          </table:table-cell>
          <table:table-cell table:number-columns-repeated="13"/>
        </table:table-row>
        <table:table-row table:style-name="ro1" table:visibility="collapse">
          <table:table-cell table:style-name="ce1"/>
          <table:table-cell office:value-type="string">
            <text:p>DO:</text:p>
          </table:table-cell>
          <table:table-cell table:style-name="ce9" office:value-type="float" office:value="1">
            <text:p>1</text:p>
          </table:table-cell>
          <table:table-cell table:number-columns-repeated="13"/>
        </table:table-row>
        <table:table-row table:style-name="ro1" table:visibility="collapse">
          <table:table-cell table:style-name="ce1"/>
          <table:table-cell/>
          <table:table-cell table:style-name="Default"/>
          <table:table-cell table:number-columns-repeated="13"/>
        </table:table-row>
        <table:table-row table:style-name="ro1" table:visibility="collapse"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office:value-type="string">
            <text:p>Timestamp1:</text:p>
          </table:table-cell>
          <table:table-cell table:style-name="ce10" office:value-type="date" office:date-value="1927-02-01">
            <text:p>02/01/1927 00:00:00</text:p>
          </table:table-cell>
          <table:table-cell table:style-name="ce13"/>
          <table:table-cell/>
          <table:table-cell table:style-name="ce13"/>
          <table:table-cell table:number-columns-repeated="10"/>
        </table:table-row>
        <table:table-row table:style-name="ro3">
          <table:table-cell/>
          <table:table-cell office:value-type="string">
            <text:p>Timestamp2:</text:p>
          </table:table-cell>
          <table:table-cell table:style-name="ce10" office:value-type="date" office:date-value="1927-05-28">
            <text:p>05/28/1927 00:00:00</text:p>
          </table:table-cell>
          <table:table-cell table:style-name="ce13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style-name="ce13"/>
          <table:table-cell/>
          <table:table-cell table:style-name="ce13"/>
          <table:table-cell table:number-columns-repeated="10"/>
        </table:table-row>
        <table:table-row table:style-name="ro1">
          <table:table-cell/>
          <table:table-cell office:value-type="string">
            <text:p>Day diff (float):</text:p>
          </table:table-cell>
          <table:table-cell table:style-name="Default" table:formula="of:=VALUE([.$C$16]-[.$C$15])" office:value-type="float" office:value="116">
            <text:p>116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4">
          <table:table-cell table:style-name="ce1" office:value-type="string">
            <text:p>Timestamp1 as DO:</text:p>
          </table:table-cell>
          <table:table-cell table:style-name="ce4" office:value-type="string">
            <text:p>Total octave (days float):</text:p>
          </table:table-cell>
          <table:table-cell table:style-name="Default" table:formula="of:=[.$C$18]*(24/3)" office:value-type="float" office:value="928">
            <text:p>928</text:p>
          </table:table-cell>
          <table:table-cell/>
          <table:table-cell table:style-name="ce4" office:value-type="string">
            <text:p>Total octave (days float):</text:p>
          </table:table-cell>
          <table:table-cell table:formula="of:=[.$C$18]*(24/6)" office:value-type="float" office:value="464">
            <text:p>464</text:p>
          </table:table-cell>
          <table:table-cell/>
          <table:table-cell table:style-name="ce4" office:value-type="string">
            <text:p>Total octave (days float):</text:p>
          </table:table-cell>
          <table:table-cell table:formula="of:=[.$C$18]*(24/8)" office:value-type="float" office:value="348">
            <text:p>348</text:p>
          </table:table-cell>
          <table:table-cell/>
          <table:table-cell table:style-name="ce4" office:value-type="string">
            <text:p>Total octave (days float):</text:p>
          </table:table-cell>
          <table:table-cell table:formula="of:=[.$C$18]*(24/12)" office:value-type="float" office:value="232">
            <text:p>23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5" office:value-type="string">
            <text:p>DO:</text:p>
          </table:table-cell>
          <table:table-cell table:formula="of:=[.$C$15] + ([.C$20] * [.$C5])" office:value-type="date" office:date-value="1927-02-01">
            <text:p>02/01/1927 00:00:00</text:p>
          </table:table-cell>
          <table:table-cell/>
          <table:table-cell table:style-name="ce5" office:value-type="string">
            <text:p>DO:</text:p>
          </table:table-cell>
          <table:table-cell table:style-name="ce11" table:formula="of:=[.$C$15] + ([.F$20] * [.$C5])" office:value-type="date" office:date-value="1927-02-01">
            <text:p>02/01/1927 00:00:00</text:p>
          </table:table-cell>
          <table:table-cell/>
          <table:table-cell table:style-name="ce5" office:value-type="string">
            <text:p>DO:</text:p>
          </table:table-cell>
          <table:table-cell table:style-name="ce11" table:formula="of:=[.$C$15] + ([.I$20] * [.$C5])" office:value-type="date" office:date-value="1927-02-01">
            <text:p>02/01/1927 00:00:00</text:p>
          </table:table-cell>
          <table:table-cell/>
          <table:table-cell table:style-name="ce5" office:value-type="string">
            <text:p>DO:</text:p>
          </table:table-cell>
          <table:table-cell table:style-name="ce11" table:formula="of:=[.$C$15] + ([.L$20] * [.$C5])" office:value-type="date" office:date-value="1927-02-01">
            <text:p>02/01/1927 00:00:00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RE:</text:p>
          </table:table-cell>
          <table:table-cell table:formula="of:=[.$C$15] + ([.$C$20] * [.$C6])" office:value-type="date" office:date-value="1927-05-28">
            <text:p>05/28/1927 00:00:00</text:p>
          </table:table-cell>
          <table:table-cell/>
          <table:table-cell table:style-name="ce6" office:value-type="string">
            <text:p>RE:</text:p>
          </table:table-cell>
          <table:table-cell table:style-name="ce11" table:formula="of:=[.$C$15] + ([.F$20] * [.$C6])" office:value-type="date" office:date-value="1927-03-31">
            <text:p>03/31/1927 00:00:00</text:p>
          </table:table-cell>
          <table:table-cell/>
          <table:table-cell table:style-name="ce6" office:value-type="string">
            <text:p>RE:</text:p>
          </table:table-cell>
          <table:table-cell table:style-name="ce11" table:formula="of:=[.$C$15] + ([.I$20] * [.$C6])" office:value-type="date" office:date-value="1927-03-16T12:00:00">
            <text:p>03/16/1927 12:00:00</text:p>
          </table:table-cell>
          <table:table-cell/>
          <table:table-cell table:style-name="ce6" office:value-type="string">
            <text:p>RE:</text:p>
          </table:table-cell>
          <table:table-cell table:style-name="ce11" table:formula="of:=[.$C$15] + ([.L$20] * [.$C6])" office:value-type="date" office:date-value="1927-03-02">
            <text:p>03/02/1927 00:00:0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MI:</text:p>
          </table:table-cell>
          <table:table-cell table:formula="of:=[.$C$15] + ([.$C$20] * [.$C7])" office:value-type="date" office:date-value="1927-09-21">
            <text:p>09/21/1927 00:00:00</text:p>
          </table:table-cell>
          <table:table-cell/>
          <table:table-cell table:style-name="ce5" office:value-type="string">
            <text:p>MI:</text:p>
          </table:table-cell>
          <table:table-cell table:style-name="ce11" table:formula="of:=[.$C$15] + ([.F$20] * [.$C7])" office:value-type="date" office:date-value="1927-05-28">
            <text:p>05/28/1927 00:00:00</text:p>
          </table:table-cell>
          <table:table-cell/>
          <table:table-cell table:style-name="ce7" office:value-type="string">
            <text:p>MI:</text:p>
          </table:table-cell>
          <table:table-cell table:style-name="ce11" table:formula="of:=[.$C$15] + ([.I$20] * [.$C7])" office:value-type="date" office:date-value="1927-04-29">
            <text:p>04/29/1927 00:00:00</text:p>
          </table:table-cell>
          <table:table-cell/>
          <table:table-cell table:style-name="ce7" office:value-type="string">
            <text:p>MI:</text:p>
          </table:table-cell>
          <table:table-cell table:style-name="ce11" table:formula="of:=[.$C$15] + ([.L$20] * [.$C7])" office:value-type="date" office:date-value="1927-03-31">
            <text:p>03/31/1927 00:00:0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FA:</text:p>
          </table:table-cell>
          <table:table-cell table:formula="of:=[.$C$15] + ([.$C$20] * [.$C8])" office:value-type="date" office:date-value="1927-12-07T08:00:00">
            <text:p>12/07/1927 08:00:00</text:p>
          </table:table-cell>
          <table:table-cell/>
          <table:table-cell table:style-name="ce6" office:value-type="string">
            <text:p>FA:</text:p>
          </table:table-cell>
          <table:table-cell table:style-name="ce11" table:formula="of:=[.$C$15] + ([.F$20] * [.$C8])" office:value-type="date" office:date-value="1927-07-05T16:00:00">
            <text:p>07/05/1927 16:00:00</text:p>
          </table:table-cell>
          <table:table-cell/>
          <table:table-cell table:style-name="ce5" office:value-type="string">
            <text:p>FA:</text:p>
          </table:table-cell>
          <table:table-cell table:style-name="ce11" table:formula="of:=[.$C$15] + ([.I$20] * [.$C8])" office:value-type="date" office:date-value="1927-05-28">
            <text:p>05/28/1927 00:00:00</text:p>
          </table:table-cell>
          <table:table-cell/>
          <table:table-cell table:style-name="ce7" office:value-type="string">
            <text:p>FA:</text:p>
          </table:table-cell>
          <table:table-cell table:style-name="ce11" table:formula="of:=[.$C$15] + ([.L$20] * [.$C8])" office:value-type="date" office:date-value="1927-04-19T07:59:59.9999999">
            <text:p>04/19/1927 08:00:0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SO:</text:p>
          </table:table-cell>
          <table:table-cell table:formula="of:=[.$C$15] + ([.$C$20] * [.$C9])" office:value-type="date" office:date-value="1928-05-10">
            <text:p>05/10/1928 00:00:00</text:p>
          </table:table-cell>
          <table:table-cell/>
          <table:table-cell table:style-name="ce6" office:value-type="string">
            <text:p>SO:</text:p>
          </table:table-cell>
          <table:table-cell table:style-name="ce11" table:formula="of:=[.$C$15] + ([.F$20] * [.$C9])" office:value-type="date" office:date-value="1927-09-21">
            <text:p>09/21/1927 00:00:00</text:p>
          </table:table-cell>
          <table:table-cell/>
          <table:table-cell table:style-name="ce6" office:value-type="string">
            <text:p>SO:</text:p>
          </table:table-cell>
          <table:table-cell table:style-name="ce11" table:formula="of:=[.$C$15] + ([.I$20] * [.$C9])" office:value-type="date" office:date-value="1927-07-25">
            <text:p>07/25/1927 00:00:00</text:p>
          </table:table-cell>
          <table:table-cell/>
          <table:table-cell table:style-name="ce5" office:value-type="string">
            <text:p>SO:</text:p>
          </table:table-cell>
          <table:table-cell table:style-name="ce11" table:formula="of:=[.$C$15] + ([.L$20] * [.$C9])" office:value-type="date" office:date-value="1927-05-28">
            <text:p>05/28/1927 00:00:0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LA:</text:p>
          </table:table-cell>
          <table:table-cell table:formula="of:=[.$C$15] + ([.$C$20] * [.$C10])" office:value-type="date" office:date-value="1928-10-11T15:59:59.999995">
            <text:p>10/11/1928 16:00:00</text:p>
          </table:table-cell>
          <table:table-cell/>
          <table:table-cell table:style-name="ce6" office:value-type="string">
            <text:p>LA:</text:p>
          </table:table-cell>
          <table:table-cell table:style-name="ce11" table:formula="of:=[.$C$15] + ([.F$20] * [.$C10])" office:value-type="date" office:date-value="1927-12-07T07:59:59.999997">
            <text:p>12/07/1927 08:00:00</text:p>
          </table:table-cell>
          <table:table-cell/>
          <table:table-cell table:style-name="ce6" office:value-type="string">
            <text:p>LA:</text:p>
          </table:table-cell>
          <table:table-cell table:style-name="ce11" table:formula="of:=[.$C$15] + ([.I$20] * [.$C10])" office:value-type="date" office:date-value="1927-09-21">
            <text:p>09/21/1927 00:00:00</text:p>
          </table:table-cell>
          <table:table-cell/>
          <table:table-cell table:style-name="ce6" office:value-type="string">
            <text:p>LA:</text:p>
          </table:table-cell>
          <table:table-cell table:style-name="ce11" table:formula="of:=[.$C$15] + ([.L$20] * [.$C10])" office:value-type="date" office:date-value="1927-07-05T15:59:59.999999">
            <text:p>07/05/1927 16:00:0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TI:</text:p>
          </table:table-cell>
          <table:table-cell table:formula="of:=[.$C$15] + ([.$C$20] * [.$C11])" office:value-type="date" office:date-value="1929-04-23">
            <text:p>04/23/1929 00:00:00</text:p>
          </table:table-cell>
          <table:table-cell/>
          <table:table-cell table:style-name="ce6" office:value-type="string">
            <text:p>TI:</text:p>
          </table:table-cell>
          <table:table-cell table:style-name="ce11" table:formula="of:=[.$C$15] + ([.F$20] * [.$C11])" office:value-type="date" office:date-value="1928-03-13">
            <text:p>03/13/1928 00:00:00</text:p>
          </table:table-cell>
          <table:table-cell/>
          <table:table-cell table:style-name="ce6" office:value-type="string">
            <text:p>TI:</text:p>
          </table:table-cell>
          <table:table-cell table:style-name="ce11" table:formula="of:=[.$C$15] + ([.I$20] * [.$C11])" office:value-type="date" office:date-value="1927-12-02T12:00:00">
            <text:p>12/02/1927 12:00:00</text:p>
          </table:table-cell>
          <table:table-cell/>
          <table:table-cell table:style-name="ce6" office:value-type="string">
            <text:p>TI:</text:p>
          </table:table-cell>
          <table:table-cell table:style-name="ce11" table:formula="of:=[.$C$15] + ([.L$20] * [.$C11])" office:value-type="date" office:date-value="1927-08-23">
            <text:p>08/23/1927 00:00:0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DO:</text:p>
          </table:table-cell>
          <table:table-cell table:formula="of:=[.$C$15] + ([.$C$20] * [.$C12])" office:value-type="date" office:date-value="1929-08-17">
            <text:p>08/17/1929 00:00:00</text:p>
          </table:table-cell>
          <table:table-cell/>
          <table:table-cell table:style-name="ce6" office:value-type="string">
            <text:p>DO:</text:p>
          </table:table-cell>
          <table:table-cell table:style-name="ce11" table:formula="of:=[.$C$15] + ([.F$20] * [.$C12])" office:value-type="date" office:date-value="1928-05-10">
            <text:p>05/10/1928 00:00:00</text:p>
          </table:table-cell>
          <table:table-cell/>
          <table:table-cell table:style-name="ce6" office:value-type="string">
            <text:p>DO:</text:p>
          </table:table-cell>
          <table:table-cell table:style-name="ce11" table:formula="of:=[.$C$15] + ([.I$20] * [.$C12])" office:value-type="date" office:date-value="1928-01-15">
            <text:p>01/15/1928 00:00:00</text:p>
          </table:table-cell>
          <table:table-cell/>
          <table:table-cell table:style-name="ce6" office:value-type="string">
            <text:p>DO:</text:p>
          </table:table-cell>
          <table:table-cell table:style-name="ce11" table:formula="of:=[.$C$15] + ([.L$20] * [.$C12])" office:value-type="date" office:date-value="1927-09-21">
            <text:p>09/21/1927 00:00: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4">
          <table:table-cell/>
          <table:table-cell table:style-name="ce4" office:value-type="string">
            <text:p>Total octave (days float):</text:p>
          </table:table-cell>
          <table:table-cell table:style-name="ce12" table:formula="of:=[.$C$18]*(24/16)" office:value-type="float" office:value="174">
            <text:p>174</text:p>
          </table:table-cell>
          <table:table-cell/>
          <table:table-cell table:style-name="ce4" office:value-type="string">
            <text:p>Total octave (days float):</text:p>
          </table:table-cell>
          <table:table-cell table:style-name="ce12" table:formula="of:=[.$C$18]*(24/21)" office:value-type="float" office:value="132.571428571429">
            <text:p>132.5714285714</text:p>
          </table:table-cell>
          <table:table-cell/>
          <table:table-cell table:style-name="ce4" office:value-type="string">
            <text:p>Total octave (days float):</text:p>
          </table:table-cell>
          <table:table-cell table:style-name="ce12" table:formula="of:=[.$C$18]*(24/24)" office:value-type="float" office:value="116">
            <text:p>11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5" office:value-type="string">
            <text:p>DO:</text:p>
          </table:table-cell>
          <table:table-cell table:formula="of:=[.$C$15] + ([.C$31] * [.$C5])" office:value-type="date" office:date-value="1927-02-01">
            <text:p>02/01/1927 00:00:00</text:p>
          </table:table-cell>
          <table:table-cell/>
          <table:table-cell table:style-name="ce5" office:value-type="string">
            <text:p>DO:</text:p>
          </table:table-cell>
          <table:table-cell table:style-name="ce11" table:formula="of:=[.$C$15] + ([.F$31] * [.$C5])" office:value-type="date" office:date-value="1927-02-01">
            <text:p>02/01/1927 00:00:00</text:p>
          </table:table-cell>
          <table:table-cell/>
          <table:table-cell table:style-name="ce5" office:value-type="string">
            <text:p>DO:</text:p>
          </table:table-cell>
          <table:table-cell table:style-name="ce11" table:formula="of:=[.$C$15] + ([.I$31] * [.$C5])" office:value-type="date" office:date-value="1927-02-01">
            <text:p>02/01/1927 00:00:00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RE:</text:p>
          </table:table-cell>
          <table:table-cell table:formula="of:=[.$C$15] + ([.C$31] * [.$C6])" office:value-type="date" office:date-value="1927-02-22T18:00:00">
            <text:p>02/22/1927 18:00:00</text:p>
          </table:table-cell>
          <table:table-cell/>
          <table:table-cell table:style-name="ce6" office:value-type="string">
            <text:p>RE:</text:p>
          </table:table-cell>
          <table:table-cell table:style-name="ce11" table:formula="of:=[.$C$15] + ([.F$31] * [.$C6])" office:value-type="date" office:date-value="1927-02-17T13:42:51.4285715">
            <text:p>02/17/1927 13:42:51</text:p>
          </table:table-cell>
          <table:table-cell/>
          <table:table-cell table:style-name="ce6" office:value-type="string">
            <text:p>RE:</text:p>
          </table:table-cell>
          <table:table-cell table:style-name="ce11" table:formula="of:=[.$C$15] + ([.I$31] * [.$C6])" office:value-type="date" office:date-value="1927-02-15T12:00:00">
            <text:p>02/15/1927 12:00:00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MI:</text:p>
          </table:table-cell>
          <table:table-cell table:formula="of:=[.$C$15] + ([.C$31] * [.$C7])" office:value-type="date" office:date-value="1927-03-16T12:00:00">
            <text:p>03/16/1927 12:00:00</text:p>
          </table:table-cell>
          <table:table-cell/>
          <table:table-cell table:style-name="ce7" office:value-type="string">
            <text:p>MI:</text:p>
          </table:table-cell>
          <table:table-cell table:style-name="ce11" table:formula="of:=[.$C$15] + ([.F$31] * [.$C7])" office:value-type="date" office:date-value="1927-03-06T03:25:42.8571428">
            <text:p>03/06/1927 03:25:43</text:p>
          </table:table-cell>
          <table:table-cell/>
          <table:table-cell table:style-name="ce7" office:value-type="string">
            <text:p>MI:</text:p>
          </table:table-cell>
          <table:table-cell table:style-name="ce11" table:formula="of:=[.$C$15] + ([.I$31] * [.$C7])" office:value-type="date" office:date-value="1927-03-02">
            <text:p>03/02/1927 00:00:00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FA:</text:p>
          </table:table-cell>
          <table:table-cell table:formula="of:=[.$C$15] + ([.C$31] * [.$C8])" office:value-type="date" office:date-value="1927-03-31">
            <text:p>03/31/1927 00:00:00</text:p>
          </table:table-cell>
          <table:table-cell/>
          <table:table-cell table:style-name="ce7" office:value-type="string">
            <text:p>FA:</text:p>
          </table:table-cell>
          <table:table-cell table:style-name="ce11" table:formula="of:=[.$C$15] + ([.F$31] * [.$C8])" office:value-type="date" office:date-value="1927-03-17T04:34:17.1428571">
            <text:p>03/17/1927 04:34:17</text:p>
          </table:table-cell>
          <table:table-cell/>
          <table:table-cell table:style-name="ce7" office:value-type="string">
            <text:p>FA:</text:p>
          </table:table-cell>
          <table:table-cell table:style-name="ce11" table:formula="of:=[.$C$15] + ([.I$31] * [.$C8])" office:value-type="date" office:date-value="1927-03-11T15:59:59.9999999">
            <text:p>03/11/1927 16:00:00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SO:</text:p>
          </table:table-cell>
          <table:table-cell table:formula="of:=[.$C$15] + ([.C$31] * [.$C9])" office:value-type="date" office:date-value="1927-04-29">
            <text:p>04/29/1927 00:00:00</text:p>
          </table:table-cell>
          <table:table-cell/>
          <table:table-cell table:style-name="ce7" office:value-type="string">
            <text:p>SO:</text:p>
          </table:table-cell>
          <table:table-cell table:style-name="ce11" table:formula="of:=[.$C$15] + ([.F$31] * [.$C9])" office:value-type="date" office:date-value="1927-04-08T06:51:25.7142857">
            <text:p>04/08/1927 06:51:26</text:p>
          </table:table-cell>
          <table:table-cell/>
          <table:table-cell table:style-name="ce7" office:value-type="string">
            <text:p>SO:</text:p>
          </table:table-cell>
          <table:table-cell table:style-name="ce11" table:formula="of:=[.$C$15] + ([.I$31] * [.$C9])" office:value-type="date" office:date-value="1927-03-31">
            <text:p>03/31/1927 00:00:00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>
            <text:p>LA:</text:p>
          </table:table-cell>
          <table:table-cell table:formula="of:=[.$C$15] + ([.C$31] * [.$C10])" office:value-type="date" office:date-value="1927-05-28">
            <text:p>05/28/1927 00:00:00</text:p>
          </table:table-cell>
          <table:table-cell/>
          <table:table-cell table:style-name="ce7" office:value-type="string">
            <text:p>LA:</text:p>
          </table:table-cell>
          <table:table-cell table:style-name="ce11" table:formula="of:=[.$C$15] + ([.F$31] * [.$C10])" office:value-type="date" office:date-value="1927-04-30T09:08:34.2857135">
            <text:p>04/30/1927 09:08:34</text:p>
          </table:table-cell>
          <table:table-cell/>
          <table:table-cell table:style-name="ce7" office:value-type="string">
            <text:p>LA:</text:p>
          </table:table-cell>
          <table:table-cell table:style-name="ce11" table:formula="of:=[.$C$15] + ([.I$31] * [.$C10])" office:value-type="date" office:date-value="1927-04-19T07:59:59.9999993">
            <text:p>04/19/1927 08:00:00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TI:</text:p>
          </table:table-cell>
          <table:table-cell table:formula="of:=[.$C$15] + ([.C$31] * [.$C11])" office:value-type="date" office:date-value="1927-07-03T06:00:00">
            <text:p>07/03/1927 06:00:00</text:p>
          </table:table-cell>
          <table:table-cell/>
          <table:table-cell table:style-name="ce5" office:value-type="string">
            <text:p>TI:</text:p>
          </table:table-cell>
          <table:table-cell table:style-name="ce11" table:formula="of:=[.$C$15] + ([.F$31] * [.$C11])" office:value-type="date" office:date-value="1927-05-28">
            <text:p>05/28/1927 00:00:00</text:p>
          </table:table-cell>
          <table:table-cell/>
          <table:table-cell table:style-name="ce6" office:value-type="string">
            <text:p>TI:</text:p>
          </table:table-cell>
          <table:table-cell table:style-name="ce11" table:formula="of:=[.$C$15] + ([.I$31] * [.$C11])" office:value-type="date" office:date-value="1927-05-13T12:00:00">
            <text:p>05/13/1927 12:00:00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DO:</text:p>
          </table:table-cell>
          <table:table-cell table:formula="of:=[.$C$15] + ([.C$31] * [.$C12])" office:value-type="date" office:date-value="1927-07-25">
            <text:p>07/25/1927 00:00:00</text:p>
          </table:table-cell>
          <table:table-cell/>
          <table:table-cell table:style-name="ce6" office:value-type="string">
            <text:p>DO:</text:p>
          </table:table-cell>
          <table:table-cell table:style-name="ce11" table:formula="of:=[.$C$15] + ([.F$31] * [.$C12])" office:value-type="date" office:date-value="1927-06-13T13:42:51.428571">
            <text:p>06/13/1927 13:42:51</text:p>
          </table:table-cell>
          <table:table-cell/>
          <table:table-cell table:style-name="ce5" office:value-type="string">
            <text:p>DO:</text:p>
          </table:table-cell>
          <table:table-cell table:style-name="ce11" table:formula="of:=[.$C$15] + ([.I$31] * [.$C12])" office:value-type="date" office:date-value="1927-05-28">
            <text:p>05/28/1927 00:00:00</text:p>
          </table:table-cell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3"/>
        </table:table-row>
        <table:table-row table:style-name="ro4">
          <table:table-cell table:style-name="ce1" office:value-type="string">
            <text:p>Timestamp1 as RE:</text:p>
          </table:table-cell>
          <table:table-cell table:style-name="ce4" office:value-type="string">
            <text:p>Total octave (days float):</text:p>
          </table:table-cell>
          <table:table-cell table:style-name="Default" table:formula="of:=[.$C$18]*(24/3)" office:value-type="float" office:value="928">
            <text:p>928</text:p>
          </table:table-cell>
          <table:table-cell/>
          <table:table-cell table:style-name="ce4" office:value-type="string">
            <text:p>Total octave (days float):</text:p>
          </table:table-cell>
          <table:table-cell table:formula="of:=[.$C$18]*(24/5)" office:value-type="float" office:value="556.8">
            <text:p>556.8</text:p>
          </table:table-cell>
          <table:table-cell/>
          <table:table-cell table:style-name="ce4" office:value-type="string">
            <text:p>Total octave (days float):</text:p>
          </table:table-cell>
          <table:table-cell table:formula="of:=[.$C$18]*(24/9)" office:value-type="float" office:value="309.333333333333">
            <text:p>309.3333333333</text:p>
          </table:table-cell>
          <table:table-cell/>
          <table:table-cell table:style-name="ce4" office:value-type="string">
            <text:p>Total octave (days float):</text:p>
          </table:table-cell>
          <table:table-cell table:formula="of:=[.$C$18]*(24/13)" office:value-type="float" office:value="214.153846153846">
            <text:p>214.153846153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8" office:value-type="string">
            <text:p>DO:</text:p>
          </table:table-cell>
          <table:table-cell table:formula="of:=[.$C$15] - (0.125 * [.C$43]) + ([.C$43] * [.$C5])" office:value-type="date" office:date-value="1926-10-08">
            <text:p>10/08/1926 00:00:00</text:p>
          </table:table-cell>
          <table:table-cell/>
          <table:table-cell table:style-name="ce8" office:value-type="string">
            <text:p>DO:</text:p>
          </table:table-cell>
          <table:table-cell table:style-name="ce11" table:formula="of:=[.$C$15] - (0.125 * [.F$43]) + ([.F$43] * [.$C5])" office:value-type="date" office:date-value="1926-11-23T09:36:00">
            <text:p>11/23/1926 09:36:00</text:p>
          </table:table-cell>
          <table:table-cell/>
          <table:table-cell table:style-name="ce8" office:value-type="string">
            <text:p>DO:</text:p>
          </table:table-cell>
          <table:table-cell table:style-name="ce11" table:formula="of:=[.$C$15] - (0.125 * [.I$43]) + ([.I$43] * [.$C5])" office:value-type="date" office:date-value="1926-12-24T08:00:00.0000001">
            <text:p>12/24/1926 08:00:00</text:p>
          </table:table-cell>
          <table:table-cell/>
          <table:table-cell table:style-name="ce8" office:value-type="string">
            <text:p>DO:</text:p>
          </table:table-cell>
          <table:table-cell table:style-name="ce11" table:formula="of:=[.$C$15] - (0.125 * [.L$43]) + ([.L$43] * [.$C5])" office:value-type="date" office:date-value="1927-01-05T05:32:18.4615385">
            <text:p>01/05/1927 05:32:18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RE:</text:p>
          </table:table-cell>
          <table:table-cell table:formula="of:=[.$C$15] - (0.125 * [.C$43]) + ([.C$43] * [.$C6])" office:value-type="date" office:date-value="1927-02-01">
            <text:p>02/01/1927 00:00:00</text:p>
          </table:table-cell>
          <table:table-cell/>
          <table:table-cell table:style-name="ce5" office:value-type="string">
            <text:p>RE:</text:p>
          </table:table-cell>
          <table:table-cell table:style-name="ce11" table:formula="of:=[.$C$15] - (0.125 * [.F$43]) + ([.F$43] * [.$C6])" office:value-type="date" office:date-value="1927-02-01">
            <text:p>02/01/1927 00:00:00</text:p>
          </table:table-cell>
          <table:table-cell/>
          <table:table-cell table:style-name="ce5" office:value-type="string">
            <text:p>RE:</text:p>
          </table:table-cell>
          <table:table-cell table:style-name="ce11" table:formula="of:=[.$C$15] - (0.125 * [.I$43]) + ([.I$43] * [.$C6])" office:value-type="date" office:date-value="1927-02-01">
            <text:p>02/01/1927 00:00:00</text:p>
          </table:table-cell>
          <table:table-cell/>
          <table:table-cell table:style-name="ce5" office:value-type="string">
            <text:p>RE:</text:p>
          </table:table-cell>
          <table:table-cell table:style-name="ce11" table:formula="of:=[.$C$15] - (0.125 * [.L$43]) + ([.L$43] * [.$C6])" office:value-type="date" office:date-value="1927-02-01">
            <text:p>02/01/1927 00:00:00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MI:</text:p>
          </table:table-cell>
          <table:table-cell table:formula="of:=[.$C$15] - (0.125 * [.C$43]) + ([.C$43] * [.$C7])" office:value-type="date" office:date-value="1927-05-28">
            <text:p>05/28/1927 00:00:00</text:p>
          </table:table-cell>
          <table:table-cell/>
          <table:table-cell table:style-name="ce6" office:value-type="string">
            <text:p>MI:</text:p>
          </table:table-cell>
          <table:table-cell table:style-name="ce11" table:formula="of:=[.$C$15] - (0.125 * [.F$43]) + ([.F$43] * [.$C7])" office:value-type="date" office:date-value="1927-04-11T14:24:00">
            <text:p>04/11/1927 14:24:00</text:p>
          </table:table-cell>
          <table:table-cell/>
          <table:table-cell table:style-name="ce6" office:value-type="string">
            <text:p>MI:</text:p>
          </table:table-cell>
          <table:table-cell table:style-name="ce11" table:formula="of:=[.$C$15] - (0.125 * [.I$43]) + ([.I$43] * [.$C7])" office:value-type="date" office:date-value="1927-03-11T16:00:00.0000001">
            <text:p>03/11/1927 16:00:00</text:p>
          </table:table-cell>
          <table:table-cell/>
          <table:table-cell table:style-name="ce6" office:value-type="string">
            <text:p>MI:</text:p>
          </table:table-cell>
          <table:table-cell table:style-name="ce11" table:formula="of:=[.$C$15] - (0.125 * [.L$43]) + ([.L$43] * [.$C7])" office:value-type="date" office:date-value="1927-02-27T18:27:41.5384615">
            <text:p>02/27/1927 18:27:42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FA:</text:p>
          </table:table-cell>
          <table:table-cell table:formula="of:=[.$C$15] - (0.125 * [.C$43]) + ([.C$43] * [.$C8])" office:value-type="date" office:date-value="1927-08-13T08:00:00">
            <text:p>08/13/1927 08:00:00</text:p>
          </table:table-cell>
          <table:table-cell/>
          <table:table-cell table:style-name="ce5" office:value-type="string">
            <text:p>FA:</text:p>
          </table:table-cell>
          <table:table-cell table:style-name="ce11" table:formula="of:=[.$C$15] - (0.125 * [.F$43]) + ([.F$43] * [.$C8])" office:value-type="date" office:date-value="1927-05-28">
            <text:p>05/28/1927 00:00:00</text:p>
          </table:table-cell>
          <table:table-cell/>
          <table:table-cell table:style-name="ce6" office:value-type="string">
            <text:p>FA:</text:p>
          </table:table-cell>
          <table:table-cell table:style-name="ce11" table:formula="of:=[.$C$15] - (0.125 * [.I$43]) + ([.I$43] * [.$C8])" office:value-type="date" office:date-value="1927-04-06T10:39:59.9999999">
            <text:p>04/06/1927 10:40:00</text:p>
          </table:table-cell>
          <table:table-cell/>
          <table:table-cell table:style-name="ce6" office:value-type="string">
            <text:p>FA:</text:p>
          </table:table-cell>
          <table:table-cell table:style-name="ce11" table:formula="of:=[.$C$15] - (0.125 * [.L$43]) + ([.L$43] * [.$C8])" office:value-type="date" office:date-value="1927-03-17T14:46:09.2307692">
            <text:p>03/17/1927 14:46:09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SO:</text:p>
          </table:table-cell>
          <table:table-cell table:formula="of:=[.$C$15] - (0.125 * [.C$43]) + ([.C$43] * [.$C9])" office:value-type="date" office:date-value="1928-01-15">
            <text:p>01/15/1928 00:00:00</text:p>
          </table:table-cell>
          <table:table-cell/>
          <table:table-cell table:style-name="ce6" office:value-type="string">
            <text:p>SO:</text:p>
          </table:table-cell>
          <table:table-cell table:style-name="ce11" table:formula="of:=[.$C$15] - (0.125 * [.F$43]) + ([.F$43] * [.$C9])" office:value-type="date" office:date-value="1927-08-28T19:12:00">
            <text:p>08/28/1927 19:12:00</text:p>
          </table:table-cell>
          <table:table-cell/>
          <table:table-cell table:style-name="ce5" office:value-type="string">
            <text:p>SO:</text:p>
          </table:table-cell>
          <table:table-cell table:style-name="ce11" table:formula="of:=[.$C$15] - (0.125 * [.I$43]) + ([.I$43] * [.$C9])" office:value-type="date" office:date-value="1927-05-28">
            <text:p>05/28/1927 00:00:00</text:p>
          </table:table-cell>
          <table:table-cell/>
          <table:table-cell table:style-name="ce6" office:value-type="string">
            <text:p>SO:</text:p>
          </table:table-cell>
          <table:table-cell table:style-name="ce11" table:formula="of:=[.$C$15] - (0.125 * [.L$43]) + ([.L$43] * [.$C9])" office:value-type="date" office:date-value="1927-04-22T07:23:04.6153847">
            <text:p>04/22/1927 07:23:05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LA:</text:p>
          </table:table-cell>
          <table:table-cell table:formula="of:=[.$C$15] - (0.125 * [.C$43]) + ([.C$43] * [.$C10])" office:value-type="date" office:date-value="1928-06-17T15:59:59.999995">
            <text:p>06/17/1928 16:00:00</text:p>
          </table:table-cell>
          <table:table-cell/>
          <table:table-cell table:style-name="ce6" office:value-type="string">
            <text:p>LA:</text:p>
          </table:table-cell>
          <table:table-cell table:style-name="ce11" table:formula="of:=[.$C$15] - (0.125 * [.F$43]) + ([.F$43] * [.$C10])" office:value-type="date" office:date-value="1927-11-29T14:23:59.999997">
            <text:p>11/29/1927 14:24:00</text:p>
          </table:table-cell>
          <table:table-cell/>
          <table:table-cell table:style-name="ce6" office:value-type="string">
            <text:p>LA:</text:p>
          </table:table-cell>
          <table:table-cell table:style-name="ce11" table:formula="of:=[.$C$15] - (0.125 * [.I$43]) + ([.I$43] * [.$C10])" office:value-type="date" office:date-value="1927-07-18T13:19:59.999998">
            <text:p>07/18/1927 13:20:00</text:p>
          </table:table-cell>
          <table:table-cell/>
          <table:table-cell table:style-name="ce5" office:value-type="string">
            <text:p>LA:</text:p>
          </table:table-cell>
          <table:table-cell table:style-name="ce11" table:formula="of:=[.$C$15] - (0.125 * [.L$43]) + ([.L$43] * [.$C10])" office:value-type="date" office:date-value="1927-05-28">
            <text:p>05/28/1927 00:00:0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TI:</text:p>
          </table:table-cell>
          <table:table-cell table:formula="of:=[.$C$15] - (0.125 * [.C$43]) + ([.C$43] * [.$C11])" office:value-type="date" office:date-value="1928-12-28">
            <text:p>12/28/1928 00:00:00</text:p>
          </table:table-cell>
          <table:table-cell/>
          <table:table-cell table:style-name="ce6" office:value-type="string">
            <text:p>TI:</text:p>
          </table:table-cell>
          <table:table-cell table:style-name="ce11" table:formula="of:=[.$C$15] - (0.125 * [.F$43]) + ([.F$43] * [.$C11])" office:value-type="date" office:date-value="1928-03-24T14:24:00">
            <text:p>03/24/1928 14:24:00</text:p>
          </table:table-cell>
          <table:table-cell/>
          <table:table-cell table:style-name="ce6" office:value-type="string">
            <text:p>TI:</text:p>
          </table:table-cell>
          <table:table-cell table:style-name="ce11" table:formula="of:=[.$C$15] - (0.125 * [.I$43]) + ([.I$43] * [.$C11])" office:value-type="date" office:date-value="1927-09-21">
            <text:p>09/21/1927 00:00:00</text:p>
          </table:table-cell>
          <table:table-cell/>
          <table:table-cell table:style-name="ce6" office:value-type="string">
            <text:p>TI:</text:p>
          </table:table-cell>
          <table:table-cell table:style-name="ce11" table:formula="of:=[.$C$15] - (0.125 * [.L$43]) + ([.L$43] * [.$C11])" office:value-type="date" office:date-value="1927-07-11T14:46:09.230769">
            <text:p>07/11/1927 14:46:09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DO:</text:p>
          </table:table-cell>
          <table:table-cell table:formula="of:=[.$C$15] - (0.125 * [.C$43]) + ([.C$43] * [.$C12])" office:value-type="date" office:date-value="1929-04-23">
            <text:p>04/23/1929 00:00:00</text:p>
          </table:table-cell>
          <table:table-cell/>
          <table:table-cell table:style-name="ce6" office:value-type="string">
            <text:p>DO:</text:p>
          </table:table-cell>
          <table:table-cell table:style-name="ce11" table:formula="of:=[.$C$15] - (0.125 * [.F$43]) + ([.F$43] * [.$C12])" office:value-type="date" office:date-value="1928-06-02T04:48:00">
            <text:p>06/02/1928 04:48:00</text:p>
          </table:table-cell>
          <table:table-cell/>
          <table:table-cell table:style-name="ce6" office:value-type="string">
            <text:p>DO:</text:p>
          </table:table-cell>
          <table:table-cell table:style-name="ce11" table:formula="of:=[.$C$15] - (0.125 * [.I$43]) + ([.I$43] * [.$C12])" office:value-type="date" office:date-value="1927-10-29T16:00:00">
            <text:p>10/29/1927 16:00:00</text:p>
          </table:table-cell>
          <table:table-cell/>
          <table:table-cell table:style-name="ce6" office:value-type="string">
            <text:p>DO:</text:p>
          </table:table-cell>
          <table:table-cell table:style-name="ce11" table:formula="of:=[.$C$15] - (0.125 * [.L$43]) + ([.L$43] * [.$C12])" office:value-type="date" office:date-value="1927-08-07T09:13:50.769231">
            <text:p>08/07/1927 09:13:5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4">
          <table:table-cell/>
          <table:table-cell table:style-name="ce4" office:value-type="string">
            <text:p>Total octave (days float):</text:p>
          </table:table-cell>
          <table:table-cell table:style-name="ce12" table:formula="of:=[.$C$18]*(24/18)" office:value-type="float" office:value="154.666666666667">
            <text:p>154.6666666667</text:p>
          </table:table-cell>
          <table:table-cell/>
          <table:table-cell table:style-name="ce4" office:value-type="string">
            <text:p>Total octave (days float):</text:p>
          </table:table-cell>
          <table:table-cell table:style-name="ce12" table:formula="of:=[.$C$18]*(24/21)" office:value-type="float" office:value="132.571428571429">
            <text:p>132.571428571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8" office:value-type="string">
            <text:p>DO:</text:p>
          </table:table-cell>
          <table:table-cell table:formula="of:=[.$C$15] - (0.125 * [.C$54]) + ([.C$54] * [.$C5])" office:value-type="date" office:date-value="1927-01-12T15:59:59.9999999">
            <text:p>01/12/1927 16:00:00</text:p>
          </table:table-cell>
          <table:table-cell/>
          <table:table-cell table:style-name="ce8" office:value-type="string">
            <text:p>DO:</text:p>
          </table:table-cell>
          <table:table-cell table:style-name="ce11" table:formula="of:=[.$C$15] - (0.125 * [.F$54]) + ([.F$54] * [.$C5])" office:value-type="date" office:date-value="1927-01-15T10:17:08.5714285">
            <text:p>01/15/1927 10:17:09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>
            <text:p>RE:</text:p>
          </table:table-cell>
          <table:table-cell table:formula="of:=[.$C$15] - (0.125 * [.C$54]) + ([.C$54] * [.$C6])" office:value-type="date" office:date-value="1927-02-01">
            <text:p>02/01/1927 00:00:00</text:p>
          </table:table-cell>
          <table:table-cell/>
          <table:table-cell table:style-name="ce5" office:value-type="string">
            <text:p>RE:</text:p>
          </table:table-cell>
          <table:table-cell table:style-name="ce11" table:formula="of:=[.$C$15] - (0.125 * [.F$54]) + ([.F$54] * [.$C6])" office:value-type="date" office:date-value="1927-02-01">
            <text:p>02/01/1927 00:00:00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>
            <text:p>MI:</text:p>
          </table:table-cell>
          <table:table-cell table:formula="of:=[.$C$15] - (0.125 * [.C$54]) + ([.C$54] * [.$C7])" office:value-type="date" office:date-value="1927-02-20T07:59:59.9999999">
            <text:p>02/20/1927 08:00:00</text:p>
          </table:table-cell>
          <table:table-cell/>
          <table:table-cell table:style-name="ce6" office:value-type="string">
            <text:p>MI:</text:p>
          </table:table-cell>
          <table:table-cell table:style-name="ce11" table:formula="of:=[.$C$15] - (0.125 * [.F$54]) + ([.F$54] * [.$C7])" office:value-type="date" office:date-value="1927-02-17T13:42:51.4285713">
            <text:p>02/17/1927 13:42:51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>
            <text:p>FA:</text:p>
          </table:table-cell>
          <table:table-cell table:formula="of:=[.$C$15] - (0.125 * [.C$54]) + ([.C$54] * [.$C8])" office:value-type="date" office:date-value="1927-03-05T05:19:59.9999999">
            <text:p>03/05/1927 05:20:00</text:p>
          </table:table-cell>
          <table:table-cell/>
          <table:table-cell table:style-name="ce6" office:value-type="string">
            <text:p>FA:</text:p>
          </table:table-cell>
          <table:table-cell table:style-name="ce11" table:formula="of:=[.$C$15] - (0.125 * [.F$54]) + ([.F$54] * [.$C8])" office:value-type="date" office:date-value="1927-02-28T14:51:25.7142856">
            <text:p>02/28/1927 14:51:26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>
            <text:p>SO:</text:p>
          </table:table-cell>
          <table:table-cell table:formula="of:=[.$C$15] - (0.125 * [.C$54]) + ([.C$54] * [.$C9])" office:value-type="date" office:date-value="1927-03-31">
            <text:p>03/31/1927 00:00:00</text:p>
          </table:table-cell>
          <table:table-cell/>
          <table:table-cell table:style-name="ce6" office:value-type="string">
            <text:p>SO:</text:p>
          </table:table-cell>
          <table:table-cell table:style-name="ce11" table:formula="of:=[.$C$15] - (0.125 * [.F$54]) + ([.F$54] * [.$C9])" office:value-type="date" office:date-value="1927-03-22T17:08:34.2857142">
            <text:p>03/22/1927 17:08:34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>
            <text:p>LA:</text:p>
          </table:table-cell>
          <table:table-cell table:formula="of:=[.$C$15] - (0.125 * [.C$54]) + ([.C$54] * [.$C10])" office:value-type="date" office:date-value="1927-04-25T18:39:59.999999">
            <text:p>04/25/1927 18:40:00</text:p>
          </table:table-cell>
          <table:table-cell/>
          <table:table-cell table:style-name="ce6" office:value-type="string">
            <text:p>LA:</text:p>
          </table:table-cell>
          <table:table-cell table:style-name="ce11" table:formula="of:=[.$C$15] - (0.125 * [.F$54]) + ([.F$54] * [.$C10])" office:value-type="date" office:date-value="1927-04-13T19:25:42.857142">
            <text:p>04/13/1927 19:25:43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>
            <text:p>TI:</text:p>
          </table:table-cell>
          <table:table-cell table:formula="of:=[.$C$15] - (0.125 * [.C$54]) + ([.C$54] * [.$C11])" office:value-type="date" office:date-value="1927-05-28">
            <text:p>05/28/1927 00:00:00</text:p>
          </table:table-cell>
          <table:table-cell/>
          <table:table-cell table:style-name="ce6" office:value-type="string">
            <text:p>TI:</text:p>
          </table:table-cell>
          <table:table-cell table:style-name="ce11" table:formula="of:=[.$C$15] - (0.125 * [.F$54]) + ([.F$54] * [.$C11])" office:value-type="date" office:date-value="1927-05-11T10:17:08.5714285">
            <text:p>05/11/1927 10:17:09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>
            <text:p>DO:</text:p>
          </table:table-cell>
          <table:table-cell table:formula="of:=[.$C$15] - (0.125 * [.C$54]) + ([.C$54] * [.$C12])" office:value-type="date" office:date-value="1927-06-16T08:00:00">
            <text:p>06/16/1927 08:00:00</text:p>
          </table:table-cell>
          <table:table-cell/>
          <table:table-cell table:style-name="ce5" office:value-type="string">
            <text:p>DO:</text:p>
          </table:table-cell>
          <table:table-cell table:style-name="ce11" table:formula="of:=[.$C$15] - (0.125 * [.F$54]) + ([.F$54] * [.$C12])" office:value-type="date" office:date-value="1927-05-28">
            <text:p>05/28/1927 00:00:00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3"/>
        </table:table-row>
        <table:table-row table:style-name="ro4">
          <table:table-cell table:style-name="ce1" office:value-type="string">
            <text:p>Timestamp1 as MI:</text:p>
          </table:table-cell>
          <table:table-cell table:style-name="ce4" office:value-type="string">
            <text:p>Total octave (days float):</text:p>
          </table:table-cell>
          <table:table-cell table:style-name="Default" table:formula="of:=[.$C$18]*(24/2)" office:value-type="float" office:value="1392">
            <text:p>1392</text:p>
          </table:table-cell>
          <table:table-cell/>
          <table:table-cell table:style-name="ce4" office:value-type="string">
            <text:p>Total octave (days float):</text:p>
          </table:table-cell>
          <table:table-cell table:formula="of:=[.$C$18]*(24/6)" office:value-type="float" office:value="464">
            <text:p>464</text:p>
          </table:table-cell>
          <table:table-cell/>
          <table:table-cell table:style-name="ce4" office:value-type="string">
            <text:p>Total octave (days float):</text:p>
          </table:table-cell>
          <table:table-cell table:formula="of:=[.$C$18]*(24/10)" office:value-type="float" office:value="278.4">
            <text:p>278.4</text:p>
          </table:table-cell>
          <table:table-cell/>
          <table:table-cell table:style-name="ce4" office:value-type="string">
            <text:p>Total octave (days float):</text:p>
          </table:table-cell>
          <table:table-cell table:formula="of:=[.$C$18]*(24/15)" office:value-type="float" office:value="185.6">
            <text:p>185.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8" office:value-type="string">
            <text:p>DO:</text:p>
          </table:table-cell>
          <table:table-cell table:formula="of:=[.$C$15] - ((6/24) * [.C$66]) + ([.C$66] * [.$C5])" office:value-type="date" office:date-value="1926-02-18">
            <text:p>02/18/1926 00:00:00</text:p>
          </table:table-cell>
          <table:table-cell/>
          <table:table-cell table:style-name="ce8" office:value-type="string">
            <text:p>DO:</text:p>
          </table:table-cell>
          <table:table-cell table:style-name="ce11" table:formula="of:=[.$C$15] - ((6/24) * [.F$66]) + ([.F$66] * [.$C5])" office:value-type="date" office:date-value="1926-10-08">
            <text:p>10/08/1926 00:00:00</text:p>
          </table:table-cell>
          <table:table-cell/>
          <table:table-cell table:style-name="ce8" office:value-type="string">
            <text:p>DO:</text:p>
          </table:table-cell>
          <table:table-cell table:style-name="ce11" table:formula="of:=[.$C$15] - ((6/24) * [.I$66]) + ([.I$66] * [.$C5])" office:value-type="date" office:date-value="1926-11-23T09:36:00">
            <text:p>11/23/1926 09:36:00</text:p>
          </table:table-cell>
          <table:table-cell/>
          <table:table-cell table:style-name="ce8" office:value-type="string">
            <text:p>DO:</text:p>
          </table:table-cell>
          <table:table-cell table:style-name="ce11" table:formula="of:=[.$C$15] - ((6/24) * [.L$66]) + ([.L$66] * [.$C5])" office:value-type="date" office:date-value="1926-12-16T14:24:00">
            <text:p>12/16/1926 14:24:00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>
            <text:p>RE:</text:p>
          </table:table-cell>
          <table:table-cell table:formula="of:=[.$C$15] - ((6/24) * [.C$66]) + ([.C$66] * [.$C6])" office:value-type="date" office:date-value="1926-08-11">
            <text:p>08/11/1926 00:00:00</text:p>
          </table:table-cell>
          <table:table-cell/>
          <table:table-cell table:style-name="ce7" office:value-type="string">
            <text:p>RE:</text:p>
          </table:table-cell>
          <table:table-cell table:style-name="ce11" table:formula="of:=[.$C$15] - ((6/24) * [.F$66]) + ([.F$66] * [.$C6])" office:value-type="date" office:date-value="1926-12-05">
            <text:p>12/05/1926 00:00:00</text:p>
          </table:table-cell>
          <table:table-cell/>
          <table:table-cell table:style-name="ce7" office:value-type="string">
            <text:p>RE:</text:p>
          </table:table-cell>
          <table:table-cell table:style-name="ce11" table:formula="of:=[.$C$15] - ((6/24) * [.I$66]) + ([.I$66] * [.$C6])" office:value-type="date" office:date-value="1926-12-28T04:47:59.9999999">
            <text:p>12/28/1926 04:48:00</text:p>
          </table:table-cell>
          <table:table-cell/>
          <table:table-cell table:style-name="ce7" office:value-type="string">
            <text:p>RE:</text:p>
          </table:table-cell>
          <table:table-cell table:style-name="ce11" table:formula="of:=[.$C$15] - ((6/24) * [.L$66]) + ([.L$66] * [.$C6])" office:value-type="date" office:date-value="1927-01-08T19:12:00.0000001">
            <text:p>01/08/1927 19:12:00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MI:</text:p>
          </table:table-cell>
          <table:table-cell table:formula="of:=[.$C$15] - ((6/24) * [.C$66]) + ([.C$66] * [.$C7])" office:value-type="date" office:date-value="1927-02-01">
            <text:p>02/01/1927 00:00:00</text:p>
          </table:table-cell>
          <table:table-cell/>
          <table:table-cell table:style-name="ce5" office:value-type="string">
            <text:p>MI:</text:p>
          </table:table-cell>
          <table:table-cell table:style-name="ce11" table:formula="of:=[.$C$15] - ((6/24) * [.F$66]) + ([.F$66] * [.$C7])" office:value-type="date" office:date-value="1927-02-01">
            <text:p>02/01/1927 00:00:00</text:p>
          </table:table-cell>
          <table:table-cell/>
          <table:table-cell table:style-name="ce5" office:value-type="string">
            <text:p>MI:</text:p>
          </table:table-cell>
          <table:table-cell table:style-name="ce11" table:formula="of:=[.$C$15] - ((6/24) * [.I$66]) + ([.I$66] * [.$C7])" office:value-type="date" office:date-value="1927-02-01">
            <text:p>02/01/1927 00:00:00</text:p>
          </table:table-cell>
          <table:table-cell/>
          <table:table-cell table:style-name="ce5" office:value-type="string">
            <text:p>MI:</text:p>
          </table:table-cell>
          <table:table-cell table:style-name="ce11" table:formula="of:=[.$C$15] - ((6/24) * [.L$66]) + ([.L$66] * [.$C7])" office:value-type="date" office:date-value="1927-02-01">
            <text:p>02/01/1927 00:00:00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FA:</text:p>
          </table:table-cell>
          <table:table-cell table:formula="of:=[.$C$15] - ((6/24) * [.C$66]) + ([.C$66] * [.$C8])" office:value-type="date" office:date-value="1927-05-28">
            <text:p>05/28/1927 00:00:00</text:p>
          </table:table-cell>
          <table:table-cell/>
          <table:table-cell table:style-name="ce6" office:value-type="string">
            <text:p>FA:</text:p>
          </table:table-cell>
          <table:table-cell table:style-name="ce11" table:formula="of:=[.$C$15] - ((6/24) * [.F$66]) + ([.F$66] * [.$C8])" office:value-type="date" office:date-value="1927-03-11T15:59:59.9999998">
            <text:p>03/11/1927 16:00:00</text:p>
          </table:table-cell>
          <table:table-cell/>
          <table:table-cell table:style-name="ce6" office:value-type="string">
            <text:p>FA:</text:p>
          </table:table-cell>
          <table:table-cell table:style-name="ce11" table:formula="of:=[.$C$15] - ((6/24) * [.I$66]) + ([.I$66] * [.$C8])" office:value-type="date" office:date-value="1927-02-24T04:47:59.9999999">
            <text:p>02/24/1927 04:48:00</text:p>
          </table:table-cell>
          <table:table-cell/>
          <table:table-cell table:style-name="ce6" office:value-type="string">
            <text:p>FA:</text:p>
          </table:table-cell>
          <table:table-cell table:style-name="ce11" table:formula="of:=[.$C$15] - ((6/24) * [.L$66]) + ([.L$66] * [.$C8])" office:value-type="date" office:date-value="1927-02-16T11:12:00">
            <text:p>02/16/1927 11:12:0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SO:</text:p>
          </table:table-cell>
          <table:table-cell table:formula="of:=[.$C$15] - ((6/24) * [.C$66]) + ([.C$66] * [.$C9])" office:value-type="date" office:date-value="1928-01-15">
            <text:p>01/15/1928 00:00:00</text:p>
          </table:table-cell>
          <table:table-cell/>
          <table:table-cell table:style-name="ce5" office:value-type="string">
            <text:p>SO:</text:p>
          </table:table-cell>
          <table:table-cell table:style-name="ce11" table:formula="of:=[.$C$15] - ((6/24) * [.F$66]) + ([.F$66] * [.$C9])" office:value-type="date" office:date-value="1927-05-28">
            <text:p>05/28/1927 00:00:00</text:p>
          </table:table-cell>
          <table:table-cell/>
          <table:table-cell table:style-name="ce6" office:value-type="string">
            <text:p>SO:</text:p>
          </table:table-cell>
          <table:table-cell table:style-name="ce11" table:formula="of:=[.$C$15] - ((6/24) * [.I$66]) + ([.I$66] * [.$C9])" office:value-type="date" office:date-value="1927-04-11T14:24:00">
            <text:p>04/11/1927 14:24:00</text:p>
          </table:table-cell>
          <table:table-cell/>
          <table:table-cell table:style-name="ce6" office:value-type="string">
            <text:p>SO:</text:p>
          </table:table-cell>
          <table:table-cell table:style-name="ce11" table:formula="of:=[.$C$15] - ((6/24) * [.L$66]) + ([.L$66] * [.$C9])" office:value-type="date" office:date-value="1927-03-19T09:36:00">
            <text:p>03/19/1927 09:36:0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LA:</text:p>
          </table:table-cell>
          <table:table-cell table:formula="of:=[.$C$15] - ((6/24) * [.C$66]) + ([.C$66] * [.$C10])" office:value-type="date" office:date-value="1928-09-02T23:59:59.999992">
            <text:p>09/03/1928 00:00:00</text:p>
          </table:table-cell>
          <table:table-cell/>
          <table:table-cell table:style-name="ce6" office:value-type="string">
            <text:p>LA:</text:p>
          </table:table-cell>
          <table:table-cell table:style-name="ce11" table:formula="of:=[.$C$15] - ((6/24) * [.F$66]) + ([.F$66] * [.$C10])" office:value-type="date" office:date-value="1927-08-13T07:59:59.999997">
            <text:p>08/13/1927 08:00:00</text:p>
          </table:table-cell>
          <table:table-cell/>
          <table:table-cell table:style-name="ce5" office:value-type="string">
            <text:p>LA:</text:p>
          </table:table-cell>
          <table:table-cell table:style-name="ce11" table:formula="of:=[.$C$15] - ((6/24) * [.I$66]) + ([.I$66] * [.$C10])" office:value-type="date" office:date-value="1927-05-28">
            <text:p>05/28/1927 00:00:00</text:p>
          </table:table-cell>
          <table:table-cell/>
          <table:table-cell table:style-name="ce6" office:value-type="string">
            <text:p>LA:</text:p>
          </table:table-cell>
          <table:table-cell table:style-name="ce11" table:formula="of:=[.$C$15] - ((6/24) * [.L$66]) + ([.L$66] * [.$C10])" office:value-type="date" office:date-value="1927-04-19T07:59:59.999999">
            <text:p>04/19/1927 08:00:0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TI:</text:p>
          </table:table-cell>
          <table:table-cell table:formula="of:=[.$C$15] - ((6/24) * [.C$66]) + ([.C$66] * [.$C11])" office:value-type="date" office:date-value="1929-06-20">
            <text:p>06/20/1929 00:00:00</text:p>
          </table:table-cell>
          <table:table-cell/>
          <table:table-cell table:style-name="ce6" office:value-type="string">
            <text:p>TI:</text:p>
          </table:table-cell>
          <table:table-cell table:style-name="ce11" table:formula="of:=[.$C$15] - ((6/24) * [.F$66]) + ([.F$66] * [.$C11])" office:value-type="date" office:date-value="1927-11-18">
            <text:p>11/18/1927 00:00:00</text:p>
          </table:table-cell>
          <table:table-cell/>
          <table:table-cell table:style-name="ce6" office:value-type="string">
            <text:p>TI:</text:p>
          </table:table-cell>
          <table:table-cell table:style-name="ce11" table:formula="of:=[.$C$15] - ((6/24) * [.I$66]) + ([.I$66] * [.$C11])" office:value-type="date" office:date-value="1927-07-25">
            <text:p>07/25/1927 00:00:00</text:p>
          </table:table-cell>
          <table:table-cell/>
          <table:table-cell table:style-name="ce5" office:value-type="string">
            <text:p>TI:</text:p>
          </table:table-cell>
          <table:table-cell table:style-name="ce11" table:formula="of:=[.$C$15] - ((6/24) * [.L$66]) + ([.L$66] * [.$C11])" office:value-type="date" office:date-value="1927-05-28">
            <text:p>05/28/1927 00:00:0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DO:</text:p>
          </table:table-cell>
          <table:table-cell table:formula="of:=[.$C$15] - ((6/24) * [.C$66]) + ([.C$66] * [.$C12])" office:value-type="date" office:date-value="1929-12-11">
            <text:p>12/11/1929 00:00:00</text:p>
          </table:table-cell>
          <table:table-cell/>
          <table:table-cell table:style-name="ce6" office:value-type="string">
            <text:p>DO:</text:p>
          </table:table-cell>
          <table:table-cell table:style-name="ce11" table:formula="of:=[.$C$15] - ((6/24) * [.F$66]) + ([.F$66] * [.$C12])" office:value-type="date" office:date-value="1928-01-15">
            <text:p>01/15/1928 00:00:00</text:p>
          </table:table-cell>
          <table:table-cell/>
          <table:table-cell table:style-name="ce6" office:value-type="string">
            <text:p>DO:</text:p>
          </table:table-cell>
          <table:table-cell table:style-name="ce11" table:formula="of:=[.$C$15] - ((6/24) * [.I$66]) + ([.I$66] * [.$C12])" office:value-type="date" office:date-value="1927-08-28T19:12:00">
            <text:p>08/28/1927 19:12:00</text:p>
          </table:table-cell>
          <table:table-cell/>
          <table:table-cell table:style-name="ce6" office:value-type="string">
            <text:p>DO:</text:p>
          </table:table-cell>
          <table:table-cell table:style-name="ce11" table:formula="of:=[.$C$15] - ((6/24) * [.L$66]) + ([.L$66] * [.$C12])" office:value-type="date" office:date-value="1927-06-20T04:48:00">
            <text:p>06/20/1927 04:48: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4">
          <table:table-cell/>
          <table:table-cell table:style-name="ce4" office:value-type="string">
            <text:p>Total octave (days float):</text:p>
          </table:table-cell>
          <table:table-cell table:style-name="ce12" table:formula="of:=[.$C$18]*(24/18)" office:value-type="float" office:value="154.666666666667">
            <text:p>154.6666666667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8" office:value-type="string">
            <text:p>DO:</text:p>
          </table:table-cell>
          <table:table-cell table:formula="of:=[.$C$15] - ((6/24) * [.C$77]) + ([.C$77] * [.$C5])" office:value-type="date" office:date-value="1926-12-24T08:00:00.0000001">
            <text:p>12/24/1926 08:00: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string">
            <text:p>RE:</text:p>
          </table:table-cell>
          <table:table-cell table:formula="of:=[.$C$15] - ((6/24) * [.C$77]) + ([.C$77] * [.$C6])" office:value-type="date" office:date-value="1927-01-12T16:00:00.0000001">
            <text:p>01/12/1927 16:00:00</text:p>
          </table:table-cell>
          <table:table-cell table:number-columns-repeated="13"/>
        </table:table-row>
        <table:table-row table:style-name="ro1">
          <table:table-cell/>
          <table:table-cell table:style-name="ce5" office:value-type="string">
            <text:p>MI:</text:p>
          </table:table-cell>
          <table:table-cell table:formula="of:=[.$C$15] - ((6/24) * [.C$77]) + ([.C$77] * [.$C7])" office:value-type="date" office:date-value="1927-02-01">
            <text:p>02/01/1927 00:00:00</text:p>
          </table:table-cell>
          <table:table-cell table:number-columns-repeated="13"/>
        </table:table-row>
        <table:table-row table:style-name="ro1">
          <table:table-cell/>
          <table:table-cell table:style-name="ce6" office:value-type="string">
            <text:p>FA:</text:p>
          </table:table-cell>
          <table:table-cell table:formula="of:=[.$C$15] - ((6/24) * [.C$77]) + ([.C$77] * [.$C8])" office:value-type="date" office:date-value="1927-02-13T21:20:00">
            <text:p>02/13/1927 21:20:00</text:p>
          </table:table-cell>
          <table:table-cell table:number-columns-repeated="13"/>
        </table:table-row>
        <table:table-row table:style-name="ro1">
          <table:table-cell/>
          <table:table-cell table:style-name="ce6" office:value-type="string">
            <text:p>SO:</text:p>
          </table:table-cell>
          <table:table-cell table:formula="of:=[.$C$15] - ((6/24) * [.C$77]) + ([.C$77] * [.$C9])" office:value-type="date" office:date-value="1927-03-11T16:00:00.0000001">
            <text:p>03/11/1927 16:00:00</text:p>
          </table:table-cell>
          <table:table-cell table:number-columns-repeated="13"/>
        </table:table-row>
        <table:table-row table:style-name="ro1">
          <table:table-cell/>
          <table:table-cell table:style-name="ce6" office:value-type="string">
            <text:p>LA:</text:p>
          </table:table-cell>
          <table:table-cell table:formula="of:=[.$C$15] - ((6/24) * [.C$77]) + ([.C$77] * [.$C10])" office:value-type="date" office:date-value="1927-04-06T10:39:59.9999991">
            <text:p>04/06/1927 10:40:00</text:p>
          </table:table-cell>
          <table:table-cell table:number-columns-repeated="13"/>
        </table:table-row>
        <table:table-row table:style-name="ro1">
          <table:table-cell/>
          <table:table-cell table:style-name="ce6" office:value-type="string">
            <text:p>TI:</text:p>
          </table:table-cell>
          <table:table-cell table:formula="of:=[.$C$15] - ((6/24) * [.C$77]) + ([.C$77] * [.$C11])" office:value-type="date" office:date-value="1927-05-08T16:00:00.0000001">
            <text:p>05/08/1927 16:00:00</text:p>
          </table:table-cell>
          <table:table-cell table:number-columns-repeated="13"/>
        </table:table-row>
        <table:table-row table:style-name="ro1">
          <table:table-cell/>
          <table:table-cell table:style-name="ce5" office:value-type="string">
            <text:p>DO:</text:p>
          </table:table-cell>
          <table:table-cell table:formula="of:=[.$C$15] - ((6/24) * [.C$77]) + ([.C$77] * [.$C12])" office:value-type="date" office:date-value="1927-05-28">
            <text:p>05/28/1927 00:00:00</text:p>
          </table:table-cell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3"/>
        </table:table-row>
        <table:table-row table:style-name="ro4">
          <table:table-cell table:style-name="ce1" office:value-type="string">
            <text:p>Timestamp1 as Fa:</text:p>
          </table:table-cell>
          <table:table-cell table:style-name="ce4" office:value-type="string">
            <text:p>Total octave (days float):</text:p>
          </table:table-cell>
          <table:table-cell table:style-name="Default" table:formula="of:=[.$C$18]*(24/4)" office:value-type="float" office:value="696">
            <text:p>696</text:p>
          </table:table-cell>
          <table:table-cell/>
          <table:table-cell table:style-name="ce4" office:value-type="string">
            <text:p>Total octave (days float):</text:p>
          </table:table-cell>
          <table:table-cell table:formula="of:=[.$C$18]*(24/8)" office:value-type="float" office:value="348">
            <text:p>348</text:p>
          </table:table-cell>
          <table:table-cell/>
          <table:table-cell table:style-name="ce4" office:value-type="string">
            <text:p>Total octave (days float):</text:p>
          </table:table-cell>
          <table:table-cell table:formula="of:=[.$C$18]*(24/13)" office:value-type="float" office:value="214.153846153846">
            <text:p>214.1538461538</text:p>
          </table:table-cell>
          <table:table-cell/>
          <table:table-cell table:style-name="ce4" office:value-type="string">
            <text:p>Total octave (days float):</text:p>
          </table:table-cell>
          <table:table-cell table:formula="of:=[.$C$18]*(24/16)" office:value-type="float" office:value="174">
            <text:p>17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8" office:value-type="string">
            <text:p>DO:</text:p>
          </table:table-cell>
          <table:table-cell table:formula="of:=[.$C$15] - ((8/24) * [.C$89]) + ([.C$89] * [.$C5])" office:value-type="date" office:date-value="1926-06-14">
            <text:p>06/14/1926 00:00:00</text:p>
          </table:table-cell>
          <table:table-cell/>
          <table:table-cell table:style-name="ce8" office:value-type="string">
            <text:p>DO:</text:p>
          </table:table-cell>
          <table:table-cell table:style-name="ce11" table:formula="of:=[.$C$15] - ((8/24) * [.F$89]) + ([.F$89] * [.$C5])" office:value-type="date" office:date-value="1926-10-08">
            <text:p>10/08/1926 00:00:00</text:p>
          </table:table-cell>
          <table:table-cell/>
          <table:table-cell table:style-name="ce8" office:value-type="string">
            <text:p>DO:</text:p>
          </table:table-cell>
          <table:table-cell table:style-name="ce11" table:formula="of:=[.$C$15] - ((8/24) * [.I$89]) + ([.I$89] * [.$C5])" office:value-type="date" office:date-value="1926-11-21T14:46:09.2307692">
            <text:p>11/21/1926 14:46:09</text:p>
          </table:table-cell>
          <table:table-cell/>
          <table:table-cell table:style-name="ce8" office:value-type="string">
            <text:p>DO:</text:p>
          </table:table-cell>
          <table:table-cell table:style-name="ce11" table:formula="of:=[.$C$15] - ((8/24) * [.L$89]) + ([.L$89] * [.$C5])" office:value-type="date" office:date-value="1926-12-05">
            <text:p>12/05/1926 00:00:00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>
            <text:p>RE:</text:p>
          </table:table-cell>
          <table:table-cell table:formula="of:=[.$C$15] - ((8/24) * [.C$89]) + ([.C$89] * [.$C6])" office:value-type="date" office:date-value="1926-09-09">
            <text:p>09/09/1926 00:00:00</text:p>
          </table:table-cell>
          <table:table-cell/>
          <table:table-cell table:style-name="ce7" office:value-type="string">
            <text:p>RE:</text:p>
          </table:table-cell>
          <table:table-cell table:style-name="ce11" table:formula="of:=[.$C$15] - ((8/24) * [.F$89]) + ([.F$89] * [.$C6])" office:value-type="date" office:date-value="1926-11-20T12:00:00">
            <text:p>11/20/1926 12:00:00</text:p>
          </table:table-cell>
          <table:table-cell/>
          <table:table-cell table:style-name="ce7" office:value-type="string">
            <text:p>RE:</text:p>
          </table:table-cell>
          <table:table-cell table:style-name="ce11" table:formula="of:=[.$C$15] - ((8/24) * [.I$89]) + ([.I$89] * [.$C6])" office:value-type="date" office:date-value="1926-12-18T09:13:50.7692308">
            <text:p>12/18/1926 09:13:51</text:p>
          </table:table-cell>
          <table:table-cell/>
          <table:table-cell table:style-name="ce7" office:value-type="string">
            <text:p>RE:</text:p>
          </table:table-cell>
          <table:table-cell table:style-name="ce11" table:formula="of:=[.$C$15] - ((8/24) * [.L$89]) + ([.L$89] * [.$C6])" office:value-type="date" office:date-value="1926-12-26T18:00:00">
            <text:p>12/26/1926 18:00:00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>
            <text:p>MI:</text:p>
          </table:table-cell>
          <table:table-cell table:formula="of:=[.$C$15] - ((8/24) * [.C$89]) + ([.C$89] * [.$C7])" office:value-type="date" office:date-value="1926-12-05">
            <text:p>12/05/1926 00:00:00</text:p>
          </table:table-cell>
          <table:table-cell/>
          <table:table-cell table:style-name="ce7" office:value-type="string">
            <text:p>MI:</text:p>
          </table:table-cell>
          <table:table-cell table:style-name="ce11" table:formula="of:=[.$C$15] - ((8/24) * [.F$89]) + ([.F$89] * [.$C7])" office:value-type="date" office:date-value="1927-01-03">
            <text:p>01/03/1927 00:00:00</text:p>
          </table:table-cell>
          <table:table-cell/>
          <table:table-cell table:style-name="ce7" office:value-type="string">
            <text:p>MI:</text:p>
          </table:table-cell>
          <table:table-cell table:style-name="ce11" table:formula="of:=[.$C$15] - ((8/24) * [.I$89]) + ([.I$89] * [.$C7])" office:value-type="date" office:date-value="1927-01-14T03:41:32.3076923">
            <text:p>01/14/1927 03:41:32</text:p>
          </table:table-cell>
          <table:table-cell/>
          <table:table-cell table:style-name="ce7" office:value-type="string">
            <text:p>MI:</text:p>
          </table:table-cell>
          <table:table-cell table:style-name="ce11" table:formula="of:=[.$C$15] - ((8/24) * [.L$89]) + ([.L$89] * [.$C7])" office:value-type="date" office:date-value="1927-01-17T12:00:00">
            <text:p>01/17/1927 12:00:00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FA:</text:p>
          </table:table-cell>
          <table:table-cell table:formula="of:=[.$C$15] - ((8/24) * [.C$89]) + ([.C$89] * [.$C8])" office:value-type="date" office:date-value="1927-02-01">
            <text:p>02/01/1927 00:00:00</text:p>
          </table:table-cell>
          <table:table-cell/>
          <table:table-cell table:style-name="ce5" office:value-type="string">
            <text:p>FA:</text:p>
          </table:table-cell>
          <table:table-cell table:style-name="ce11" table:formula="of:=[.$C$15] - ((8/24) * [.F$89]) + ([.F$89] * [.$C8])" office:value-type="date" office:date-value="1927-02-01">
            <text:p>02/01/1927 00:00:00</text:p>
          </table:table-cell>
          <table:table-cell/>
          <table:table-cell table:style-name="ce5" office:value-type="string">
            <text:p>FA:</text:p>
          </table:table-cell>
          <table:table-cell table:style-name="ce11" table:formula="of:=[.$C$15] - ((8/24) * [.I$89]) + ([.I$89] * [.$C8])" office:value-type="date" office:date-value="1927-02-01">
            <text:p>02/01/1927 00:00:00</text:p>
          </table:table-cell>
          <table:table-cell/>
          <table:table-cell table:style-name="ce5" office:value-type="string">
            <text:p>FA:</text:p>
          </table:table-cell>
          <table:table-cell table:style-name="ce11" table:formula="of:=[.$C$15] - ((8/24) * [.L$89]) + ([.L$89] * [.$C8])" office:value-type="date" office:date-value="1927-02-01">
            <text:p>02/01/1927 00:00:00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SO:</text:p>
          </table:table-cell>
          <table:table-cell table:formula="of:=[.$C$15] - ((8/24) * [.C$89]) + ([.C$89] * [.$C9])" office:value-type="date" office:date-value="1927-05-28">
            <text:p>05/28/1927 00:00:00</text:p>
          </table:table-cell>
          <table:table-cell/>
          <table:table-cell table:style-name="ce6" office:value-type="string">
            <text:p>SO:</text:p>
          </table:table-cell>
          <table:table-cell table:style-name="ce11" table:formula="of:=[.$C$15] - ((8/24) * [.F$89]) + ([.F$89] * [.$C9])" office:value-type="date" office:date-value="1927-03-31">
            <text:p>03/31/1927 00:00:00</text:p>
          </table:table-cell>
          <table:table-cell/>
          <table:table-cell table:style-name="ce6" office:value-type="string">
            <text:p>SO:</text:p>
          </table:table-cell>
          <table:table-cell table:style-name="ce11" table:formula="of:=[.$C$15] - ((8/24) * [.I$89]) + ([.I$89] * [.$C9])" office:value-type="date" office:date-value="1927-03-08T16:36:55.3846155">
            <text:p>03/08/1927 16:36:55</text:p>
          </table:table-cell>
          <table:table-cell/>
          <table:table-cell table:style-name="ce6" office:value-type="string">
            <text:p>SO:</text:p>
          </table:table-cell>
          <table:table-cell table:style-name="ce11" table:formula="of:=[.$C$15] - ((8/24) * [.L$89]) + ([.L$89] * [.$C9])" office:value-type="date" office:date-value="1927-03-02">
            <text:p>03/02/1927 00:00:0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LA:</text:p>
          </table:table-cell>
          <table:table-cell table:formula="of:=[.$C$15] - ((8/24) * [.C$89]) + ([.C$89] * [.$C10])" office:value-type="date" office:date-value="1927-09-21">
            <text:p>09/21/1927 00:00:00</text:p>
          </table:table-cell>
          <table:table-cell/>
          <table:table-cell table:style-name="ce5" office:value-type="string">
            <text:p>LA:</text:p>
          </table:table-cell>
          <table:table-cell table:style-name="ce11" table:formula="of:=[.$C$15] - ((8/24) * [.F$89]) + ([.F$89] * [.$C10])" office:value-type="date" office:date-value="1927-05-28">
            <text:p>05/28/1927 00:00:00</text:p>
          </table:table-cell>
          <table:table-cell/>
          <table:table-cell table:style-name="ce6" office:value-type="string">
            <text:p>LA:</text:p>
          </table:table-cell>
          <table:table-cell table:style-name="ce11" table:formula="of:=[.$C$15] - ((8/24) * [.I$89]) + ([.I$89] * [.$C10])" office:value-type="date" office:date-value="1927-04-13T09:13:50.7692295">
            <text:p>04/13/1927 09:13:51</text:p>
          </table:table-cell>
          <table:table-cell/>
          <table:table-cell table:style-name="ce6" office:value-type="string">
            <text:p>LA:</text:p>
          </table:table-cell>
          <table:table-cell table:style-name="ce11" table:formula="of:=[.$C$15] - ((8/24) * [.L$89]) + ([.L$89] * [.$C10])" office:value-type="date" office:date-value="1927-03-30T23:59:59.9999991">
            <text:p>03/31/1927 00:00:0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TI:</text:p>
          </table:table-cell>
          <table:table-cell table:formula="of:=[.$C$15] - ((8/24) * [.C$89]) + ([.C$89] * [.$C11])" office:value-type="date" office:date-value="1928-02-13">
            <text:p>02/13/1928 00:00:00</text:p>
          </table:table-cell>
          <table:table-cell/>
          <table:table-cell table:style-name="ce6" office:value-type="string">
            <text:p>TI:</text:p>
          </table:table-cell>
          <table:table-cell table:style-name="ce11" table:formula="of:=[.$C$15] - ((8/24) * [.F$89]) + ([.F$89] * [.$C11])" office:value-type="date" office:date-value="1927-08-08T12:00:00">
            <text:p>08/08/1927 12:00:00</text:p>
          </table:table-cell>
          <table:table-cell/>
          <table:table-cell table:style-name="ce5" office:value-type="string">
            <text:p>TI:</text:p>
          </table:table-cell>
          <table:table-cell table:style-name="ce11" table:formula="of:=[.$C$15] - ((8/24) * [.I$89]) + ([.I$89] * [.$C11])" office:value-type="date" office:date-value="1927-05-28">
            <text:p>05/28/1927 00:00:00</text:p>
          </table:table-cell>
          <table:table-cell/>
          <table:table-cell table:style-name="ce6" office:value-type="string">
            <text:p>TI:</text:p>
          </table:table-cell>
          <table:table-cell table:style-name="ce11" table:formula="of:=[.$C$15] - ((8/24) * [.L$89]) + ([.L$89] * [.$C11])" office:value-type="date" office:date-value="1927-05-06T06:00:00">
            <text:p>05/06/1927 06:00:0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DO:</text:p>
          </table:table-cell>
          <table:table-cell table:formula="of:=[.$C$15] - ((8/24) * [.C$89]) + ([.C$89] * [.$C12])" office:value-type="date" office:date-value="1928-05-10">
            <text:p>05/10/1928 00:00:00</text:p>
          </table:table-cell>
          <table:table-cell/>
          <table:table-cell table:style-name="ce6" office:value-type="string">
            <text:p>DO:</text:p>
          </table:table-cell>
          <table:table-cell table:style-name="ce11" table:formula="of:=[.$C$15] - ((8/24) * [.F$89]) + ([.F$89] * [.$C12])" office:value-type="date" office:date-value="1927-09-21">
            <text:p>09/21/1927 00:00:00</text:p>
          </table:table-cell>
          <table:table-cell/>
          <table:table-cell table:style-name="ce6" office:value-type="string">
            <text:p>DO:</text:p>
          </table:table-cell>
          <table:table-cell table:style-name="ce11" table:formula="of:=[.$C$15] - ((8/24) * [.I$89]) + ([.I$89] * [.$C12])" office:value-type="date" office:date-value="1927-06-23T18:27:41.538462">
            <text:p>06/23/1927 18:27:42</text:p>
          </table:table-cell>
          <table:table-cell/>
          <table:table-cell table:style-name="ce5" office:value-type="string">
            <text:p>DO:</text:p>
          </table:table-cell>
          <table:table-cell table:style-name="ce11" table:formula="of:=[.$C$15] - ((8/24) * [.L$89]) + ([.L$89] * [.$C12])" office:value-type="date" office:date-value="1927-05-28">
            <text:p>05/28/1927 00:00:00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3"/>
        </table:table-row>
        <table:table-row table:style-name="ro4">
          <table:table-cell table:style-name="ce1" office:value-type="string">
            <text:p>Timestamp1 as So:</text:p>
          </table:table-cell>
          <table:table-cell table:style-name="ce4" office:value-type="string">
            <text:p>Total octave (days float):</text:p>
          </table:table-cell>
          <table:table-cell table:style-name="Default" table:formula="of:=[.$C$18]*(24/4)" office:value-type="float" office:value="696">
            <text:p>696</text:p>
          </table:table-cell>
          <table:table-cell/>
          <table:table-cell table:style-name="ce4" office:value-type="string">
            <text:p>Total octave (days float):</text:p>
          </table:table-cell>
          <table:table-cell table:formula="of:=[.$C$18]*(24/9)" office:value-type="float" office:value="309.333333333333">
            <text:p>309.3333333333</text:p>
          </table:table-cell>
          <table:table-cell/>
          <table:table-cell table:style-name="ce4" office:value-type="string">
            <text:p>Total octave (days float):</text:p>
          </table:table-cell>
          <table:table-cell table:formula="of:=[.$C$18]*(24/12)" office:value-type="float" office:value="232">
            <text:p>23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8" office:value-type="string">
            <text:p>DO:</text:p>
          </table:table-cell>
          <table:table-cell table:formula="of:=[.$C$15] - ((12/24) * [.C$101]) + ([.C$101] * [.$C5])" office:value-type="date" office:date-value="1926-02-18">
            <text:p>02/18/1926 00:00:00</text:p>
          </table:table-cell>
          <table:table-cell/>
          <table:table-cell table:style-name="ce8" office:value-type="string">
            <text:p>DO:</text:p>
          </table:table-cell>
          <table:table-cell table:style-name="ce11" table:formula="of:=[.$C$15] - ((12/24) * [.F$101]) + ([.F$101] * [.$C5])" office:value-type="date" office:date-value="1926-08-30T08:00:00.0000001">
            <text:p>08/30/1926 08:00:00</text:p>
          </table:table-cell>
          <table:table-cell/>
          <table:table-cell table:style-name="ce8" office:value-type="string">
            <text:p>DO:</text:p>
          </table:table-cell>
          <table:table-cell table:style-name="ce11" table:formula="of:=[.$C$15] - ((12/24) * [.I$101]) + ([.I$101] * [.$C5])" office:value-type="date" office:date-value="1926-10-08">
            <text:p>10/08/1926 00:00:00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RE:</text:p>
          </table:table-cell>
          <table:table-cell table:formula="of:=[.$C$15] - ((12/24) * [.C$101]) + ([.C$101] * [.$C6])" office:value-type="date" office:date-value="1926-05-16">
            <text:p>05/16/1926 00:00:00</text:p>
          </table:table-cell>
          <table:table-cell/>
          <table:table-cell table:style-name="ce7" office:value-type="string">
            <text:p>RE:</text:p>
          </table:table-cell>
          <table:table-cell table:style-name="ce11" table:formula="of:=[.$C$15] - ((12/24) * [.F$101]) + ([.F$101] * [.$C6])" office:value-type="date" office:date-value="1926-10-08">
            <text:p>10/08/1926 00:00:00</text:p>
          </table:table-cell>
          <table:table-cell/>
          <table:table-cell table:style-name="ce7" office:value-type="string">
            <text:p>RE:</text:p>
          </table:table-cell>
          <table:table-cell table:style-name="ce11" table:formula="of:=[.$C$15] - ((12/24) * [.I$101]) + ([.I$101] * [.$C6])" office:value-type="date" office:date-value="1926-11-06">
            <text:p>11/06/1926 00:00:00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MI:</text:p>
          </table:table-cell>
          <table:table-cell table:formula="of:=[.$C$15] - ((12/24) * [.C$101]) + ([.C$101] * [.$C7])" office:value-type="date" office:date-value="1926-08-11">
            <text:p>08/11/1926 00:00:00</text:p>
          </table:table-cell>
          <table:table-cell/>
          <table:table-cell table:style-name="ce7" office:value-type="string">
            <text:p>MI:</text:p>
          </table:table-cell>
          <table:table-cell table:style-name="ce11" table:formula="of:=[.$C$15] - ((12/24) * [.F$101]) + ([.F$101] * [.$C7])" office:value-type="date" office:date-value="1926-11-15T16:00:00.0000001">
            <text:p>11/15/1926 16:00:00</text:p>
          </table:table-cell>
          <table:table-cell/>
          <table:table-cell table:style-name="ce7" office:value-type="string">
            <text:p>MI:</text:p>
          </table:table-cell>
          <table:table-cell table:style-name="ce11" table:formula="of:=[.$C$15] - ((12/24) * [.I$101]) + ([.I$101] * [.$C7])" office:value-type="date" office:date-value="1926-12-05">
            <text:p>12/05/1926 00:00:00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FA:</text:p>
          </table:table-cell>
          <table:table-cell table:formula="of:=[.$C$15] - ((12/24) * [.C$101]) + ([.C$101] * [.$C8])" office:value-type="date" office:date-value="1926-10-08">
            <text:p>10/08/1926 00:00:00</text:p>
          </table:table-cell>
          <table:table-cell/>
          <table:table-cell table:style-name="ce7" office:value-type="string">
            <text:p>FA:</text:p>
          </table:table-cell>
          <table:table-cell table:style-name="ce11" table:formula="of:=[.$C$15] - ((12/24) * [.F$101]) + ([.F$101] * [.$C8])" office:value-type="date" office:date-value="1926-12-11T10:39:59.9999999">
            <text:p>12/11/1926 10:40:00</text:p>
          </table:table-cell>
          <table:table-cell/>
          <table:table-cell table:style-name="ce7" office:value-type="string">
            <text:p>FA:</text:p>
          </table:table-cell>
          <table:table-cell table:style-name="ce11" table:formula="of:=[.$C$15] - ((12/24) * [.I$101]) + ([.I$101] * [.$C8])" office:value-type="date" office:date-value="1926-12-24T07:59:59.9999999">
            <text:p>12/24/1926 08:00:00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>
            <text:p>SO:</text:p>
          </table:table-cell>
          <table:table-cell table:formula="of:=[.$C$15] - ((12/24) * [.C$101]) + ([.C$101] * [.$C9])" office:value-type="date" office:date-value="1927-02-01">
            <text:p>02/01/1927 00:00:00</text:p>
          </table:table-cell>
          <table:table-cell/>
          <table:table-cell table:style-name="ce5" office:value-type="string">
            <text:p>SO:</text:p>
          </table:table-cell>
          <table:table-cell table:style-name="ce11" table:formula="of:=[.$C$15] - ((12/24) * [.F$101]) + ([.F$101] * [.$C9])" office:value-type="date" office:date-value="1927-02-01">
            <text:p>02/01/1927 00:00:00</text:p>
          </table:table-cell>
          <table:table-cell/>
          <table:table-cell table:style-name="ce5" office:value-type="string">
            <text:p>SO:</text:p>
          </table:table-cell>
          <table:table-cell table:style-name="ce11" table:formula="of:=[.$C$15] - ((12/24) * [.I$101]) + ([.I$101] * [.$C9])" office:value-type="date" office:date-value="1927-02-01">
            <text:p>02/01/1927 00:00:00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>
            <text:p>LA:</text:p>
          </table:table-cell>
          <table:table-cell table:formula="of:=[.$C$15] - ((12/24) * [.C$101]) + ([.C$101] * [.$C10])" office:value-type="date" office:date-value="1927-05-28">
            <text:p>05/28/1927 00:00:00</text:p>
          </table:table-cell>
          <table:table-cell/>
          <table:table-cell table:style-name="ce6" office:value-type="string">
            <text:p>LA:</text:p>
          </table:table-cell>
          <table:table-cell table:style-name="ce11" table:formula="of:=[.$C$15] - ((12/24) * [.F$101]) + ([.F$101] * [.$C10])" office:value-type="date" office:date-value="1927-03-24T13:19:59.9999982">
            <text:p>03/24/1927 13:20:00</text:p>
          </table:table-cell>
          <table:table-cell/>
          <table:table-cell table:style-name="ce6" office:value-type="string">
            <text:p>LA:</text:p>
          </table:table-cell>
          <table:table-cell table:style-name="ce11" table:formula="of:=[.$C$15] - ((12/24) * [.I$101]) + ([.I$101] * [.$C10])" office:value-type="date" office:date-value="1927-03-11T15:59:59.9999987">
            <text:p>03/11/1927 16:00:00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TI:</text:p>
          </table:table-cell>
          <table:table-cell table:formula="of:=[.$C$15] - ((12/24) * [.C$101]) + ([.C$101] * [.$C11])" office:value-type="date" office:date-value="1927-10-20">
            <text:p>10/20/1927 00:00:00</text:p>
          </table:table-cell>
          <table:table-cell/>
          <table:table-cell table:style-name="ce5" office:value-type="string">
            <text:p>TI:</text:p>
          </table:table-cell>
          <table:table-cell table:style-name="ce11" table:formula="of:=[.$C$15] - ((12/24) * [.F$101]) + ([.F$101] * [.$C11])" office:value-type="date" office:date-value="1927-05-28">
            <text:p>05/28/1927 00:00:00</text:p>
          </table:table-cell>
          <table:table-cell/>
          <table:table-cell table:style-name="ce6" office:value-type="string">
            <text:p>TI:</text:p>
          </table:table-cell>
          <table:table-cell table:style-name="ce11" table:formula="of:=[.$C$15] - ((12/24) * [.I$101]) + ([.I$101] * [.$C11])" office:value-type="date" office:date-value="1927-04-29">
            <text:p>04/29/1927 00:00:00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DO:</text:p>
          </table:table-cell>
          <table:table-cell table:formula="of:=[.$C$15] - ((12/24) * [.C$101]) + ([.C$101] * [.$C12])" office:value-type="date" office:date-value="1928-01-15">
            <text:p>01/15/1928 00:00:00</text:p>
          </table:table-cell>
          <table:table-cell/>
          <table:table-cell table:style-name="ce6" office:value-type="string">
            <text:p>DO:</text:p>
          </table:table-cell>
          <table:table-cell table:style-name="ce11" table:formula="of:=[.$C$15] - ((12/24) * [.F$101]) + ([.F$101] * [.$C12])" office:value-type="date" office:date-value="1927-07-05T16:00:00">
            <text:p>07/05/1927 16:00:00</text:p>
          </table:table-cell>
          <table:table-cell/>
          <table:table-cell table:style-name="ce5" office:value-type="string">
            <text:p>DO:</text:p>
          </table:table-cell>
          <table:table-cell table:style-name="ce11" table:formula="of:=[.$C$15] - ((12/24) * [.I$101]) + ([.I$101] * [.$C12])" office:value-type="date" office:date-value="1927-05-28">
            <text:p>05/28/1927 00:00:00</text:p>
          </table:table-cell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3"/>
        </table:table-row>
        <table:table-row table:style-name="ro4">
          <table:table-cell table:style-name="ce1" office:value-type="string">
            <text:p>Timestamp1 as La:</text:p>
          </table:table-cell>
          <table:table-cell table:style-name="ce4" office:value-type="string">
            <text:p>Total octave (days float):</text:p>
          </table:table-cell>
          <table:table-cell table:style-name="Default" table:formula="of:=[.$C$18]*(24/5)" office:value-type="float" office:value="556.8">
            <text:p>556.8</text:p>
          </table:table-cell>
          <table:table-cell/>
          <table:table-cell table:style-name="ce4" office:value-type="string">
            <text:p>Total octave (days float):</text:p>
          </table:table-cell>
          <table:table-cell table:formula="of:=[.$C$18]*(24/8)" office:value-type="float" office:value="348">
            <text:p>34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8" office:value-type="string">
            <text:p>DO:</text:p>
          </table:table-cell>
          <table:table-cell table:formula="of:=[.$C$15] - ((16/24) * [.C$113]) + ([.C$113] * [.$C5])" office:value-type="date" office:date-value="1926-01-25T19:11:59.9999999">
            <text:p>01/25/1926 19:12:00</text:p>
          </table:table-cell>
          <table:table-cell/>
          <table:table-cell table:style-name="ce8" office:value-type="string">
            <text:p>DO:</text:p>
          </table:table-cell>
          <table:table-cell table:style-name="ce11" table:formula="of:=[.$C$15] - ((16/24) * [.F$113]) + ([.F$113] * [.$C5])" office:value-type="date" office:date-value="1926-06-14">
            <text:p>06/14/1926 00:00:00</text:p>
          </table:table-cell>
          <table:table-cell table:number-columns-repeated="10"/>
        </table:table-row>
        <table:table-row table:style-name="ro1">
          <table:table-cell/>
          <table:table-cell table:style-name="ce7" office:value-type="string">
            <text:p>RE:</text:p>
          </table:table-cell>
          <table:table-cell table:formula="of:=[.$C$15] - ((16/24) * [.C$113]) + ([.C$113] * [.$C6])" office:value-type="date" office:date-value="1926-04-05T09:36:00">
            <text:p>04/05/1926 09:36:00</text:p>
          </table:table-cell>
          <table:table-cell/>
          <table:table-cell table:style-name="ce7" office:value-type="string">
            <text:p>RE:</text:p>
          </table:table-cell>
          <table:table-cell table:style-name="ce11" table:formula="of:=[.$C$15] - ((16/24) * [.F$113]) + ([.F$113] * [.$C6])" office:value-type="date" office:date-value="1926-07-27T12:00:00">
            <text:p>07/27/1926 12:00:00</text:p>
          </table:table-cell>
          <table:table-cell table:number-columns-repeated="10"/>
        </table:table-row>
        <table:table-row table:style-name="ro1">
          <table:table-cell/>
          <table:table-cell table:style-name="ce7" office:value-type="string">
            <text:p>MI:</text:p>
          </table:table-cell>
          <table:table-cell table:formula="of:=[.$C$15] - ((16/24) * [.C$113]) + ([.C$113] * [.$C7])" office:value-type="date" office:date-value="1926-06-14">
            <text:p>06/14/1926 00:00:00</text:p>
          </table:table-cell>
          <table:table-cell/>
          <table:table-cell table:style-name="ce7" office:value-type="string">
            <text:p>MI:</text:p>
          </table:table-cell>
          <table:table-cell table:style-name="ce11" table:formula="of:=[.$C$15] - ((16/24) * [.F$113]) + ([.F$113] * [.$C7])" office:value-type="date" office:date-value="1926-09-09">
            <text:p>09/09/1926 00:00:00</text:p>
          </table:table-cell>
          <table:table-cell table:number-columns-repeated="10"/>
        </table:table-row>
        <table:table-row table:style-name="ro1">
          <table:table-cell/>
          <table:table-cell table:style-name="ce7" office:value-type="string">
            <text:p>FA:</text:p>
          </table:table-cell>
          <table:table-cell table:formula="of:=[.$C$15] - ((16/24) * [.C$113]) + ([.C$113] * [.$C8])" office:value-type="date" office:date-value="1926-07-30T09:35:59.9999998">
            <text:p>07/30/1926 09:36:00</text:p>
          </table:table-cell>
          <table:table-cell/>
          <table:table-cell table:style-name="ce7" office:value-type="string">
            <text:p>FA:</text:p>
          </table:table-cell>
          <table:table-cell table:style-name="ce11" table:formula="of:=[.$C$15] - ((16/24) * [.F$113]) + ([.F$113] * [.$C8])" office:value-type="date" office:date-value="1926-10-08">
            <text:p>10/08/1926 00:00:00</text:p>
          </table:table-cell>
          <table:table-cell table:number-columns-repeated="10"/>
        </table:table-row>
        <table:table-row table:style-name="ro2">
          <table:table-cell/>
          <table:table-cell table:style-name="ce8" office:value-type="string">
            <text:p>SO:</text:p>
          </table:table-cell>
          <table:table-cell table:formula="of:=[.$C$15] - ((16/24) * [.C$113]) + ([.C$113] * [.$C9])" office:value-type="date" office:date-value="1926-10-31T04:47:59.9999999">
            <text:p>10/31/1926 04:48:00</text:p>
          </table:table-cell>
          <table:table-cell/>
          <table:table-cell table:style-name="ce8" office:value-type="string">
            <text:p>SO:</text:p>
          </table:table-cell>
          <table:table-cell table:style-name="ce11" table:formula="of:=[.$C$15] - ((16/24) * [.F$113]) + ([.F$113] * [.$C9])" office:value-type="date" office:date-value="1926-12-05">
            <text:p>12/05/1926 00:00:00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>
            <text:p>LA:</text:p>
          </table:table-cell>
          <table:table-cell table:formula="of:=[.$C$15] - ((16/24) * [.C$113]) + ([.C$113] * [.$C10])" office:value-type="date" office:date-value="1927-01-31T23:59:59.9999967">
            <text:p>02/01/1927 00:00:00</text:p>
          </table:table-cell>
          <table:table-cell/>
          <table:table-cell table:style-name="ce5" office:value-type="string">
            <text:p>LA:</text:p>
          </table:table-cell>
          <table:table-cell table:style-name="ce11" table:formula="of:=[.$C$15] - ((16/24) * [.F$113]) + ([.F$113] * [.$C10])" office:value-type="date" office:date-value="1927-01-31T23:59:59.999998">
            <text:p>02/01/1927 00:00:00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>
            <text:p>TI:</text:p>
          </table:table-cell>
          <table:table-cell table:formula="of:=[.$C$15] - ((16/24) * [.C$113]) + ([.C$113] * [.$C11])" office:value-type="date" office:date-value="1927-05-28">
            <text:p>05/28/1927 00:00:00</text:p>
          </table:table-cell>
          <table:table-cell/>
          <table:table-cell table:style-name="ce6" office:value-type="string">
            <text:p>TI:</text:p>
          </table:table-cell>
          <table:table-cell table:style-name="ce11" table:formula="of:=[.$C$15] - ((16/24) * [.F$113]) + ([.F$113] * [.$C11])" office:value-type="date" office:date-value="1927-04-14T12:00:00">
            <text:p>04/14/1927 12:00:00</text:p>
          </table:table-cell>
          <table:table-cell table:number-columns-repeated="10"/>
        </table:table-row>
        <table:table-row table:style-name="ro2">
          <table:table-cell/>
          <table:table-cell table:style-name="ce6" office:value-type="string">
            <text:p>DO:</text:p>
          </table:table-cell>
          <table:table-cell table:formula="of:=[.$C$15] - ((16/24) * [.C$113]) + ([.C$113] * [.$C12])" office:value-type="date" office:date-value="1927-08-05T14:24:00">
            <text:p>08/05/1927 14:24:00</text:p>
          </table:table-cell>
          <table:table-cell/>
          <table:table-cell table:style-name="ce14" office:value-type="string">
            <text:p>DO:</text:p>
          </table:table-cell>
          <table:table-cell table:style-name="ce11" table:formula="of:=[.$C$15] - ((16/24) * [.F$113]) + ([.F$113] * [.$C12])" office:value-type="date" office:date-value="1927-05-28">
            <text:p>05/28/1927 00:00:00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3"/>
        </table:table-row>
        <table:table-row table:style-name="ro4">
          <table:table-cell table:style-name="ce1" office:value-type="string">
            <text:p>Timestamp1 as Ti:</text:p>
          </table:table-cell>
          <table:table-cell table:style-name="ce4" office:value-type="string">
            <text:p>Total octave (days float):</text:p>
          </table:table-cell>
          <table:table-cell table:style-name="Default" table:formula="of:=[.$C$18]*(24/3)" office:value-type="float" office:value="928">
            <text:p>928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8" office:value-type="string">
            <text:p>DO:</text:p>
          </table:table-cell>
          <table:table-cell table:formula="of:=[.$C$15] - ((21/24) * [.C$125]) + ([.C$125] * [.$C5])" office:value-type="date" office:date-value="1924-11-11">
            <text:p>11/11/1924 00:00: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string">
            <text:p>RE:</text:p>
          </table:table-cell>
          <table:table-cell table:formula="of:=[.$C$15] - ((21/24) * [.C$125]) + ([.C$125] * [.$C6])" office:value-type="date" office:date-value="1925-03-07">
            <text:p>03/07/1925 00:00: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string">
            <text:p>MI:</text:p>
          </table:table-cell>
          <table:table-cell table:formula="of:=[.$C$15] - ((21/24) * [.C$125]) + ([.C$125] * [.$C7])" office:value-type="date" office:date-value="1925-07-01">
            <text:p>07/01/1925 00:00: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string">
            <text:p>FA:</text:p>
          </table:table-cell>
          <table:table-cell table:formula="of:=[.$C$15] - ((21/24) * [.C$125]) + ([.C$125] * [.$C8])" office:value-type="date" office:date-value="1925-09-16T07:59:59.9999997">
            <text:p>09/16/1925 08:00:00</text:p>
          </table:table-cell>
          <table:table-cell table:number-columns-repeated="13"/>
        </table:table-row>
        <table:table-row table:style-name="ro2">
          <table:table-cell/>
          <table:table-cell table:style-name="ce8" office:value-type="string">
            <text:p>SO:</text:p>
          </table:table-cell>
          <table:table-cell table:formula="of:=[.$C$15] - ((21/24) * [.C$125]) + ([.C$125] * [.$C9])" office:value-type="date" office:date-value="1926-02-18">
            <text:p>02/18/1926 00:00: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string">
            <text:p>LA:</text:p>
          </table:table-cell>
          <table:table-cell table:formula="of:=[.$C$15] - ((21/24) * [.C$125]) + ([.C$125] * [.$C10])" office:value-type="date" office:date-value="1926-07-22T15:59:59.9999946">
            <text:p>07/22/1926 16:00:00</text:p>
          </table:table-cell>
          <table:table-cell table:number-columns-repeated="13"/>
        </table:table-row>
        <table:table-row table:style-name="ro1">
          <table:table-cell/>
          <table:table-cell table:style-name="ce5" office:value-type="string">
            <text:p>TI:</text:p>
          </table:table-cell>
          <table:table-cell table:formula="of:=[.$C$15] - ((21/24) * [.C$125]) + ([.C$125] * [.$C11])" office:value-type="date" office:date-value="1927-02-01">
            <text:p>02/01/1927 00:00:00</text:p>
          </table:table-cell>
          <table:table-cell table:number-columns-repeated="13"/>
        </table:table-row>
        <table:table-row table:style-name="ro1">
          <table:table-cell/>
          <table:table-cell table:style-name="ce5" office:value-type="string">
            <text:p>DO:</text:p>
          </table:table-cell>
          <table:table-cell table:formula="of:=[.$C$15] - ((21/24) * [.C$125]) + ([.C$125] * [.$C12])" office:value-type="date" office:date-value="1927-05-28">
            <text:p>05/28/1927 00:00:00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6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9">00/00/0000</text:date>, <text:time style:data-style-name="N2" text:time-value="0000-00-00T13:04: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3-03-06T17:35:01</meta:creation-date>
    <dc:date>2014-02-09T02:14:13</dc:date>
    <meta:editing-duration>PT14H8M28S</meta:editing-duration>
    <meta:editing-cycles>6</meta:editing-cycles>
    <meta:generator>LibreOffice/3.6$Linux_X86_64 LibreOffice_project/360m1$Build-304</meta:generator>
    <dc:creator>Ryan </dc:creator>
    <meta:document-statistic meta:table-count="1" meta:cell-count="536" meta:object-count="0"/>
  </office:meta>
</office:document-meta>
</file>